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36"/>
    <style:style style:name="ce4" style:family="table-cell" style:parent-style-name="Default" style:data-style-name="N1"/>
    <style:style style:name="ce5" style:family="table-cell" style:parent-style-name="Default" style:data-style-name="N2"/>
    <style:style style:name="co1" style:family="table-column">
      <style:table-column-properties fo:break-before="auto" style:column-width="4.8895cm"/>
    </style:style>
    <style:style style:name="co2" style:family="table-column">
      <style:table-column-properties fo:break-before="auto" style:column-width="3.005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.794cm"/>
    </style:style>
    <style:style style:name="co6" style:family="table-column">
      <style:table-column-properties fo:break-before="auto" style:column-width="3.2173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78366666666667cm"/>
    </style:style>
    <style:style style:name="co9" style:family="table-column">
      <style:table-column-properties fo:break-before="auto" style:column-width="3.09033333333333cm"/>
    </style:style>
    <style:style style:name="co10" style:family="table-column">
      <style:table-column-properties fo:break-before="auto" style:column-width="2.89983333333333cm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2.18016666666667cm"/>
    </style:style>
    <style:style style:name="co13" style:family="table-column">
      <style:table-column-properties fo:break-before="auto" style:column-width="1.9685cm" style:use-optimal-column-width="true"/>
    </style:style>
    <style:style style:name="co14" style:family="table-column">
      <style:table-column-properties fo:break-before="auto" style:column-width="2.286cm" style:use-optimal-column-width="true"/>
    </style:style>
    <style:style style:name="co15" style:family="table-column">
      <style:table-column-properties fo:break-before="auto" style:column-width="3.70416666666667cm"/>
    </style:style>
    <style:style style:name="co16" style:family="table-column">
      <style:table-column-properties fo:break-before="auto" style:column-width="2.2225cm"/>
    </style:style>
    <style:style style:name="co17" style:family="table-column">
      <style:table-column-properties fo:break-before="auto" style:column-width="2.81516666666667cm"/>
    </style:style>
    <style:style style:name="co18" style:family="table-column">
      <style:table-column-properties fo:break-before="auto" style:column-width="2.201333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75166666666667cm"/>
    </style:style>
    <style:style style:name="co22" style:family="table-column">
      <style:table-column-properties fo:break-before="auto" style:column-width="2.58233333333333cm"/>
    </style:style>
    <style:style style:name="co23" style:family="table-column">
      <style:table-column-properties fo:break-before="auto" style:column-width="2.709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s_nopresol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6365" table:default-cell-style-name="ce1"/>
        <table:table-row table:style-name="ro1">
          <table:table-cell table:style-name="ce1"/>
          <table:table-cell office:value-type="string" table:style-name="ce1">
            <text:p>Buneman</text:p>
          </table:table-cell>
          <table:table-cell table:number-columns-repeated="6" table:style-name="ce1"/>
          <table:table-cell office:value-type="string" table:style-name="ce1">
            <text:p>Manifol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stance</text:p>
          </table:table-cell>
          <table:table-cell office:value-type="string" table:style-name="ce1">
            <text:p>obj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des</text:p>
          </table:table-cell>
          <table:table-cell office:value-type="string" table:style-name="ce1">
            <text:p>cuts</text:p>
          </table:table-cell>
          <table:table-cell office:value-type="string" table:style-name="ce1">
            <text:p>root obj (rlx)</text:p>
          </table:table-cell>
          <table:table-cell office:value-type="string" table:style-name="ce1">
            <text:p>time (rlx)</text:p>
          </table:table-cell>
          <table:table-cell office:value-type="string" table:style-name="ce1">
            <text:p>root gap</text:p>
          </table:table-cell>
          <table:table-cell office:value-type="string" table:style-name="ce1">
            <text:p>obj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des</text:p>
          </table:table-cell>
          <table:table-cell office:value-type="string" table:style-name="ce1">
            <text:p>cuts</text:p>
          </table:table-cell>
          <table:table-cell office:value-type="string" table:style-name="ce1">
            <text:p>root obj (rlx)</text:p>
          </table:table-cell>
          <table:table-cell office:value-type="string" table:style-name="ce1">
            <text:p>time (rlx)</text:p>
          </table:table-cell>
          <table:table-cell office:value-type="string" table:style-name="ce1">
            <text:p>root gap</text:p>
          </table:table-cell>
          <table:table-cell office:value-type="string" table:style-name="ce1">
            <text:p>Time delta (MILP)</text:p>
          </table:table-cell>
          <table:table-cell office:value-type="string" table:style-name="ce1">
            <text:p>Obj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4</text:p>
          </table:table-cell>
          <table:table-cell office:value-type="float" office:value="1500" table:style-name="ce1">
            <text:p>1500</text:p>
          </table:table-cell>
          <table:table-cell office:value-type="float" office:value="6.9839954376220703E-3" table:style-name="ce1">
            <text:p>0.0069839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0" table:style-name="ce1">
            <text:p>1500</text:p>
          </table:table-cell>
          <table:table-cell office:value-type="float" office:value="1.65836811065674E-2" table:style-name="ce1">
            <text:p>0.016583681</text:p>
          </table:table-cell>
          <table:table-cell office:value-type="float" office:value="0" table:style-name="ce1">
            <text:p>0</text:p>
          </table:table-cell>
          <table:table-cell office:value-type="float" office:value="1500" table:style-name="ce1">
            <text:p>1500</text:p>
          </table:table-cell>
          <table:table-cell office:value-type="float" office:value="5.6245326995849601E-3" table:style-name="ce1">
            <text:p>0.005624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0" table:style-name="ce1">
            <text:p>1500</text:p>
          </table:table-cell>
          <table:table-cell office:value-type="float" office:value="8.5074901580810599E-3" table:style-name="ce1">
            <text:p>0.00850749</text:p>
          </table:table-cell>
          <table:table-cell office:value-type="float" office:value="0" table:style-name="ce1">
            <text:p>0</text:p>
          </table:table-cell>
          <table:table-cell office:value-type="float" office:value="19.465401290410689" table:formula="of:=100*([.C3]-[.J3])/[.C3]" table:style-name="ce1">
            <text:p>19.46540129</text:p>
          </table:table-cell>
          <table:table-cell office:value-type="string" office:string-value="OK" table:formula="of:=IF(ABS([.B3]-[.I3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5</text:p>
          </table:table-cell>
          <table:table-cell office:value-type="float" office:value="7" table:style-name="ce1">
            <text:p>7</text:p>
          </table:table-cell>
          <table:table-cell office:value-type="float" office:value="3.6781311035156299E-2" table:style-name="ce1">
            <text:p>0.0367813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.08837890625E-2" table:style-name="ce1">
            <text:p>0.030883789</text:p>
          </table:table-cell>
          <table:table-cell office:value-type="float" office:value="-1.2688263138573199E-14" table:style-name="ce2">
            <text:p>-1.27E-14</text:p>
          </table:table-cell>
          <table:table-cell office:value-type="float" office:value="7" table:style-name="ce1">
            <text:p>7</text:p>
          </table:table-cell>
          <table:table-cell office:value-type="float" office:value="4.1751861572265599E-3" table:style-name="ce1">
            <text:p>0.004175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.29327774047852E-2" table:style-name="ce1">
            <text:p>0.012932777</text:p>
          </table:table-cell>
          <table:table-cell office:value-type="float" office:value="0" table:style-name="ce1">
            <text:p>0</text:p>
          </table:table-cell>
          <table:table-cell office:value-type="float" office:value="88.64862061812903" table:formula="of:=100*([.C4]-[.J4])/[.C4]" table:style-name="ce1">
            <text:p>88.64862062</text:p>
          </table:table-cell>
          <table:table-cell office:value-type="string" office:string-value="OK" table:formula="of:=IF(ABS([.B4]-[.I4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6</text:p>
          </table:table-cell>
          <table:table-cell office:value-type="float" office:value="1812.5" table:style-name="ce1">
            <text:p>1812.5</text:p>
          </table:table-cell>
          <table:table-cell office:value-type="float" office:value="4.0727138519287102E-2" table:style-name="ce1">
            <text:p>0.040727139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812.5" table:style-name="ce1">
            <text:p>1812.5</text:p>
          </table:table-cell>
          <table:table-cell office:value-type="float" office:value="4.9570798873901402E-2" table:style-name="ce1">
            <text:p>0.049570799</text:p>
          </table:table-cell>
          <table:table-cell office:value-type="float" office:value="-1.25447545072128E-14" table:style-name="ce2">
            <text:p>-1.25E-14</text:p>
          </table:table-cell>
          <table:table-cell office:value-type="float" office:value="1812.5" table:style-name="ce1">
            <text:p>1812.5</text:p>
          </table:table-cell>
          <table:table-cell office:value-type="float" office:value="4.99200820922852E-3" table:style-name="ce1">
            <text:p>0.004992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12.5" table:style-name="ce1">
            <text:p>1812.5</text:p>
          </table:table-cell>
          <table:table-cell office:value-type="float" office:value="1.8087387084960899E-2" table:style-name="ce1">
            <text:p>0.018087387</text:p>
          </table:table-cell>
          <table:table-cell office:value-type="float" office:value="0" table:style-name="ce1">
            <text:p>0</text:p>
          </table:table-cell>
          <table:table-cell office:value-type="float" office:value="87.742796595286308" table:formula="of:=100*([.C5]-[.J5])/[.C5]" table:style-name="ce1">
            <text:p>87.7427966</text:p>
          </table:table-cell>
          <table:table-cell office:value-type="string" office:string-value="OK" table:formula="of:=IF(ABS([.B5]-[.I5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7</text:p>
          </table:table-cell>
          <table:table-cell office:value-type="float" office:value="1937.5" table:style-name="ce1">
            <text:p>1937.5</text:p>
          </table:table-cell>
          <table:table-cell office:value-type="float" office:value="0.38617801666259799" table:style-name="ce1">
            <text:p>0.386178017</text:p>
          </table:table-cell>
          <table:table-cell office:value-type="float" office:value="10" table:style-name="ce1">
            <text:p>10</text:p>
          </table:table-cell>
          <table:table-cell office:value-type="float" office:value="128" table:style-name="ce1">
            <text:p>128</text:p>
          </table:table-cell>
          <table:table-cell office:value-type="float" office:value="1917.35197368421" table:style-name="ce1">
            <text:p>1917.351974</text:p>
          </table:table-cell>
          <table:table-cell office:value-type="float" office:value="8.8070869445800795E-2" table:style-name="ce1">
            <text:p>0.088070869</text:p>
          </table:table-cell>
          <table:table-cell office:value-type="float" office:value="1.03989813242784" table:style-name="ce1">
            <text:p>1.039898132</text:p>
          </table:table-cell>
          <table:table-cell office:value-type="float" office:value="1937.5" table:style-name="ce1">
            <text:p>1937.5</text:p>
          </table:table-cell>
          <table:table-cell office:value-type="float" office:value="1.29921436309814E-2" table:style-name="ce1">
            <text:p>0.012992144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1935.7232441471599" table:style-name="ce1">
            <text:p>1935.723244</text:p>
          </table:table-cell>
          <table:table-cell office:value-type="float" office:value="2.5747776031494099E-2" table:style-name="ce1">
            <text:p>0.025747776</text:p>
          </table:table-cell>
          <table:table-cell office:value-type="float" office:value="9.1703527888638503E-2" table:style-name="ce1">
            <text:p>0.091703528</text:p>
          </table:table-cell>
          <table:table-cell office:value-type="float" office:value="96.635711234093208" table:formula="of:=100*([.C6]-[.J6])/[.C6]" table:style-name="ce1">
            <text:p>96.63571123</text:p>
          </table:table-cell>
          <table:table-cell office:value-type="string" office:string-value="OK" table:formula="of:=IF(ABS([.B6]-[.I6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8</text:p>
          </table:table-cell>
          <table:table-cell office:value-type="float" office:value="2124.99999999999" table:style-name="ce1">
            <text:p>2125</text:p>
          </table:table-cell>
          <table:table-cell office:value-type="float" office:value="1.2612650394439699" table:style-name="ce1">
            <text:p>1.261265039</text:p>
          </table:table-cell>
          <table:table-cell office:value-type="float" office:value="1846" table:style-name="ce1">
            <text:p>1846</text:p>
          </table:table-cell>
          <table:table-cell office:value-type="float" office:value="671" table:style-name="ce1">
            <text:p>671</text:p>
          </table:table-cell>
          <table:table-cell office:value-type="float" office:value="2046.875" table:style-name="ce1">
            <text:p>2046.875</text:p>
          </table:table-cell>
          <table:table-cell office:value-type="float" office:value="0.13925886154174799" table:style-name="ce1">
            <text:p>0.139258862</text:p>
          </table:table-cell>
          <table:table-cell office:value-type="float" office:value="3.6764705882350501" table:style-name="ce1">
            <text:p>3.676470588</text:p>
          </table:table-cell>
          <table:table-cell office:value-type="float" office:value="2125" table:style-name="ce1">
            <text:p>2125</text:p>
          </table:table-cell>
          <table:table-cell office:value-type="float" office:value="0.332894086837769" table:style-name="ce1">
            <text:p>0.332894087</text:p>
          </table:table-cell>
          <table:table-cell office:value-type="float" office:value="988" table:style-name="ce1">
            <text:p>988</text:p>
          </table:table-cell>
          <table:table-cell office:value-type="float" office:value="186" table:style-name="ce1">
            <text:p>186</text:p>
          </table:table-cell>
          <table:table-cell office:value-type="float" office:value="2096.8022206174401" table:style-name="ce1">
            <text:p>2096.802221</text:p>
          </table:table-cell>
          <table:table-cell office:value-type="float" office:value="3.7021875381469699E-2" table:style-name="ce1">
            <text:p>0.037021875</text:p>
          </table:table-cell>
          <table:table-cell office:value-type="float" office:value="1.32695432388517" table:style-name="ce1">
            <text:p>1.326954324</text:p>
          </table:table-cell>
          <table:table-cell office:value-type="float" office:value="73.606333607365684" table:formula="of:=100*([.C7]-[.J7])/[.C7]" table:style-name="ce1">
            <text:p>73.60633361</text:p>
          </table:table-cell>
          <table:table-cell office:value-type="string" office:string-value="OK" table:formula="of:=IF(ABS([.B7]-[.I7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9</text:p>
          </table:table-cell>
          <table:table-cell office:value-type="float" office:value="2328.125" table:style-name="ce1">
            <text:p>2328.125</text:p>
          </table:table-cell>
          <table:table-cell office:value-type="float" office:value="19.334037542343101" table:style-name="ce1">
            <text:p>19.33403754</text:p>
          </table:table-cell>
          <table:table-cell office:value-type="float" office:value="16994" table:style-name="ce1">
            <text:p>16994</text:p>
          </table:table-cell>
          <table:table-cell office:value-type="float" office:value="2448" table:style-name="ce1">
            <text:p>2448</text:p>
          </table:table-cell>
          <table:table-cell office:value-type="float" office:value="2273.4375" table:style-name="ce1">
            <text:p>2273.4375</text:p>
          </table:table-cell>
          <table:table-cell office:value-type="float" office:value="0.20554924011230499" table:style-name="ce1">
            <text:p>0.20554924</text:p>
          </table:table-cell>
          <table:table-cell office:value-type="float" office:value="2.3489932885906" table:style-name="ce1">
            <text:p>2.348993289</text:p>
          </table:table-cell>
          <table:table-cell office:value-type="float" office:value="2328.125" table:style-name="ce1">
            <text:p>2328.125</text:p>
          </table:table-cell>
          <table:table-cell office:value-type="float" office:value="1.2173156738281301" table:style-name="ce1">
            <text:p>1.217315674</text:p>
          </table:table-cell>
          <table:table-cell office:value-type="float" office:value="10266" table:style-name="ce1">
            <text:p>10266</text:p>
          </table:table-cell>
          <table:table-cell office:value-type="float" office:value="695" table:style-name="ce1">
            <text:p>695</text:p>
          </table:table-cell>
          <table:table-cell office:value-type="float" office:value="2291.5304292637302" table:style-name="ce1">
            <text:p>2291.530429</text:p>
          </table:table-cell>
          <table:table-cell office:value-type="float" office:value="5.1698446273803697E-2" table:style-name="ce1">
            <text:p>0.051698446</text:p>
          </table:table-cell>
          <table:table-cell office:value-type="float" office:value="1.5718473336382801" table:style-name="ce1">
            <text:p>1.571847334</text:p>
          </table:table-cell>
          <table:table-cell office:value-type="float" office:value="93.703768955852553" table:formula="of:=100*([.C8]-[.J8])/[.C8]" table:style-name="ce1">
            <text:p>93.70376896</text:p>
          </table:table-cell>
          <table:table-cell office:value-type="string" office:string-value="OK" table:formula="of:=IF(ABS([.B8]-[.I8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Primates12_n10</text:p>
          </table:table-cell>
          <table:table-cell office:value-type="float" office:value="0.12203927656249999" table:style-name="ce1">
            <text:p>0.122039277</text:p>
          </table:table-cell>
          <table:table-cell office:value-type="float" office:value="28.060070753097499" table:style-name="ce1">
            <text:p>28.06007075</text:p>
          </table:table-cell>
          <table:table-cell office:value-type="float" office:value="34798" table:style-name="ce1">
            <text:p>34798</text:p>
          </table:table-cell>
          <table:table-cell office:value-type="float" office:value="2998" table:style-name="ce1">
            <text:p>2998</text:p>
          </table:table-cell>
          <table:table-cell office:value-type="float" office:value="0.10471441047161301" table:style-name="ce1">
            <text:p>0.10471441</text:p>
          </table:table-cell>
          <table:table-cell office:value-type="float" office:value="0.26211905479431202" table:style-name="ce1">
            <text:p>0.262119055</text:p>
          </table:table-cell>
          <table:table-cell office:value-type="float" office:value="14.1961396190468" table:style-name="ce1">
            <text:p>14.19613962</text:p>
          </table:table-cell>
          <table:table-cell office:value-type="float" office:value="0.12203927656249999" table:style-name="ce1">
            <text:p>0.122039277</text:p>
          </table:table-cell>
          <table:table-cell office:value-type="float" office:value="0.57019996643066395" table:style-name="ce1">
            <text:p>0.570199966</text:p>
          </table:table-cell>
          <table:table-cell office:value-type="float" office:value="321" table:style-name="ce1">
            <text:p>321</text:p>
          </table:table-cell>
          <table:table-cell office:value-type="float" office:value="109" table:style-name="ce1">
            <text:p>109</text:p>
          </table:table-cell>
          <table:table-cell office:value-type="float" office:value="0.119853811503445" table:style-name="ce1">
            <text:p>0.119853812</text:p>
          </table:table-cell>
          <table:table-cell office:value-type="float" office:value="6.5280914306640597E-2" table:style-name="ce1">
            <text:p>0.065280914</text:p>
          </table:table-cell>
          <table:table-cell office:value-type="float" office:value="1.79078827785071" table:style-name="ce1">
            <text:p>1.790788278</text:p>
          </table:table-cell>
          <table:table-cell office:value-type="float" office:value="97.967931116610885" table:formula="of:=100*([.C9]-[.J9])/[.C9]" table:style-name="ce1">
            <text:p>97.96793112</text:p>
          </table:table-cell>
          <table:table-cell office:value-type="string" office:string-value="OK" table:formula="of:=IF(ABS([.B9]-[.I9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Primates12_n11</text:p>
          </table:table-cell>
          <table:table-cell office:value-type="float" office:value="0.1625166890625" table:style-name="ce1">
            <text:p>0.162516689</text:p>
          </table:table-cell>
          <table:table-cell office:value-type="float" office:value="484.91927599906899" table:style-name="ce1">
            <text:p>484.919276</text:p>
          </table:table-cell>
          <table:table-cell office:value-type="float" office:value="153821" table:style-name="ce1">
            <text:p>153821</text:p>
          </table:table-cell>
          <table:table-cell office:value-type="float" office:value="10122" table:style-name="ce1">
            <text:p>10122</text:p>
          </table:table-cell>
          <table:table-cell office:value-type="float" office:value="0.14064042347932501" table:style-name="ce1">
            <text:p>0.140640423</text:p>
          </table:table-cell>
          <table:table-cell office:value-type="float" office:value="0.44741487503051802" table:style-name="ce1">
            <text:p>0.447414875</text:p>
          </table:table-cell>
          <table:table-cell office:value-type="float" office:value="13.4609348180614" table:style-name="ce1">
            <text:p>13.46093482</text:p>
          </table:table-cell>
          <table:table-cell office:value-type="float" office:value="0.1625166890625" table:style-name="ce1">
            <text:p>0.162516689</text:p>
          </table:table-cell>
          <table:table-cell office:value-type="float" office:value="1.49886918067932" table:style-name="ce1">
            <text:p>1.498869181</text:p>
          </table:table-cell>
          <table:table-cell office:value-type="float" office:value="1732" table:style-name="ce1">
            <text:p>1732</text:p>
          </table:table-cell>
          <table:table-cell office:value-type="float" office:value="602" table:style-name="ce1">
            <text:p>602</text:p>
          </table:table-cell>
          <table:table-cell office:value-type="float" office:value="0.15927442365028699" table:style-name="ce1">
            <text:p>0.159274424</text:p>
          </table:table-cell>
          <table:table-cell office:value-type="float" office:value="8.6555480957031306E-2" table:style-name="ce1">
            <text:p>0.086555481</text:p>
          </table:table-cell>
          <table:table-cell office:value-type="float" office:value="1.99503535970151" table:style-name="ce1">
            <text:p>1.99503536</text:p>
          </table:table-cell>
          <table:table-cell office:value-type="float" office:value="99.690903361679901" table:formula="of:=100*([.C10]-[.J10])/[.C10]" table:style-name="ce1">
            <text:p>99.69090336</text:p>
          </table:table-cell>
          <table:table-cell office:value-type="string" office:string-value="OK" table:formula="of:=IF(ABS([.B10]-[.I10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2-M17_n10</text:p>
          </table:table-cell>
          <table:table-cell office:value-type="float" office:value="0.10266960375" table:style-name="ce1">
            <text:p>0.102669604</text:p>
          </table:table-cell>
          <table:table-cell office:value-type="float" office:value="29.222273111343402" table:style-name="ce1">
            <text:p>29.22227311</text:p>
          </table:table-cell>
          <table:table-cell office:value-type="float" office:value="28292" table:style-name="ce1">
            <text:p>28292</text:p>
          </table:table-cell>
          <table:table-cell office:value-type="float" office:value="2967" table:style-name="ce1">
            <text:p>2967</text:p>
          </table:table-cell>
          <table:table-cell office:value-type="float" office:value="9.9846558469932706E-2" table:style-name="ce1">
            <text:p>0.099846558</text:p>
          </table:table-cell>
          <table:table-cell office:value-type="float" office:value="0.320883989334106" table:style-name="ce1">
            <text:p>0.320883989</text:p>
          </table:table-cell>
          <table:table-cell office:value-type="float" office:value="2.74964076703889" table:style-name="ce1">
            <text:p>2.749640767</text:p>
          </table:table-cell>
          <table:table-cell office:value-type="float" office:value="0.10266960375" table:style-name="ce1">
            <text:p>0.102669604</text:p>
          </table:table-cell>
          <table:table-cell office:value-type="float" office:value="0.74331808090210005" table:style-name="ce1">
            <text:p>0.743318081</text:p>
          </table:table-cell>
          <table:table-cell office:value-type="float" office:value="370" table:style-name="ce1">
            <text:p>370</text:p>
          </table:table-cell>
          <table:table-cell office:value-type="float" office:value="267" table:style-name="ce1">
            <text:p>267</text:p>
          </table:table-cell>
          <table:table-cell office:value-type="float" office:value="0.102190235160421" table:style-name="ce1">
            <text:p>0.102190235</text:p>
          </table:table-cell>
          <table:table-cell office:value-type="float" office:value="6.964111328125E-2" table:style-name="ce1">
            <text:p>0.069641113</text:p>
          </table:table-cell>
          <table:table-cell office:value-type="float" office:value="0.46690410020996798" table:style-name="ce1">
            <text:p>0.4669041</text:p>
          </table:table-cell>
          <table:table-cell office:value-type="float" office:value="97.456330388570763" table:formula="of:=100*([.C11]-[.J11])/[.C11]" table:style-name="ce1">
            <text:p>97.45633039</text:p>
          </table:table-cell>
          <table:table-cell office:value-type="string" office:string-value="OK" table:formula="of:=IF(ABS([.B11]-[.I11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2-M17_n11</text:p>
          </table:table-cell>
          <table:table-cell office:value-type="float" office:value="0.127555206874986" table:style-name="ce1">
            <text:p>0.127555207</text:p>
          </table:table-cell>
          <table:table-cell office:value-type="float" office:value="502.00586152076698" table:style-name="ce1">
            <text:p>502.0058615</text:p>
          </table:table-cell>
          <table:table-cell office:value-type="float" office:value="137684" table:style-name="ce1">
            <text:p>137684</text:p>
          </table:table-cell>
          <table:table-cell office:value-type="float" office:value="9877" table:style-name="ce1">
            <text:p>9877</text:p>
          </table:table-cell>
          <table:table-cell office:value-type="float" office:value="0.121839032075942" table:style-name="ce1">
            <text:p>0.121839032</text:p>
          </table:table-cell>
          <table:table-cell office:value-type="float" office:value="0.43105840682983398" table:style-name="ce1">
            <text:p>0.431058407</text:p>
          </table:table-cell>
          <table:table-cell office:value-type="float" office:value="4.4813339565560799" table:style-name="ce1">
            <text:p>4.481333957</text:p>
          </table:table-cell>
          <table:table-cell office:value-type="float" office:value="0.12755520687499999" table:style-name="ce1">
            <text:p>0.127555207</text:p>
          </table:table-cell>
          <table:table-cell office:value-type="float" office:value="1.0283222198486299" table:style-name="ce1">
            <text:p>1.02832222</text:p>
          </table:table-cell>
          <table:table-cell office:value-type="float" office:value="529" table:style-name="ce1">
            <text:p>529</text:p>
          </table:table-cell>
          <table:table-cell office:value-type="float" office:value="266" table:style-name="ce1">
            <text:p>266</text:p>
          </table:table-cell>
          <table:table-cell office:value-type="float" office:value="0.12659910715091699" table:style-name="ce1">
            <text:p>0.126599107</text:p>
          </table:table-cell>
          <table:table-cell office:value-type="float" office:value="9.1036558151245103E-2" table:style-name="ce1">
            <text:p>0.091036558</text:p>
          </table:table-cell>
          <table:table-cell office:value-type="float" office:value="0.74955758177673404" table:style-name="ce1">
            <text:p>0.749557582</text:p>
          </table:table-cell>
          <table:table-cell office:value-type="float" office:value="99.795157328097034" table:formula="of:=100*([.C12]-[.J12])/[.C12]" table:style-name="ce1">
            <text:p>99.79515733</text:p>
          </table:table-cell>
          <table:table-cell office:value-type="string" office:string-value="OK" table:formula="of:=IF(ABS([.B12]-[.I12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3-M18_n10</text:p>
          </table:table-cell>
          <table:table-cell office:value-type="float" office:value="0.18587019062499999" table:style-name="ce1">
            <text:p>0.185870191</text:p>
          </table:table-cell>
          <table:table-cell office:value-type="float" office:value="10.948989391326901" table:style-name="ce1">
            <text:p>10.94898939</text:p>
          </table:table-cell>
          <table:table-cell office:value-type="float" office:value="11328" table:style-name="ce1">
            <text:p>11328</text:p>
          </table:table-cell>
          <table:table-cell office:value-type="float" office:value="1181" table:style-name="ce1">
            <text:p>1181</text:p>
          </table:table-cell>
          <table:table-cell office:value-type="float" office:value="0.17381952975921999" table:style-name="ce1">
            <text:p>0.17381953</text:p>
          </table:table-cell>
          <table:table-cell office:value-type="float" office:value="0.26708960533142101" table:style-name="ce1">
            <text:p>0.267089605</text:p>
          </table:table-cell>
          <table:table-cell office:value-type="float" office:value="6.4833746741525298" table:style-name="ce1">
            <text:p>6.483374674</text:p>
          </table:table-cell>
          <table:table-cell office:value-type="float" office:value="0.18587019062500101" table:style-name="ce1">
            <text:p>0.185870191</text:p>
          </table:table-cell>
          <table:table-cell office:value-type="float" office:value="0.41644310951232899" table:style-name="ce1">
            <text:p>0.41644311</text:p>
          </table:table-cell>
          <table:table-cell office:value-type="float" office:value="3" table:style-name="ce1">
            <text:p>3</text:p>
          </table:table-cell>
          <table:table-cell office:value-type="float" office:value="138" table:style-name="ce1">
            <text:p>138</text:p>
          </table:table-cell>
          <table:table-cell office:value-type="float" office:value="0.184762499878248" table:style-name="ce1">
            <text:p>0.1847625</text:p>
          </table:table-cell>
          <table:table-cell office:value-type="float" office:value="6.5896749496460003E-2" table:style-name="ce1">
            <text:p>0.065896749</text:p>
          </table:table-cell>
          <table:table-cell office:value-type="float" office:value="0.59594857197284901" table:style-name="ce1">
            <text:p>0.595948572</text:p>
          </table:table-cell>
          <table:table-cell office:value-type="float" office:value="96.196515544693014" table:formula="of:=100*([.C13]-[.J13])/[.C13]" table:style-name="ce1">
            <text:p>96.19651554</text:p>
          </table:table-cell>
          <table:table-cell office:value-type="string" office:string-value="OK" table:formula="of:=IF(ABS([.B13]-[.I13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3-M18_n11</text:p>
          </table:table-cell>
          <table:table-cell office:value-type="float" office:value="0.19381942031249999" table:style-name="ce1">
            <text:p>0.19381942</text:p>
          </table:table-cell>
          <table:table-cell office:value-type="float" office:value="132.885980129242" table:style-name="ce1">
            <text:p>132.8859801</text:p>
          </table:table-cell>
          <table:table-cell office:value-type="float" office:value="63148" table:style-name="ce1">
            <text:p>63148</text:p>
          </table:table-cell>
          <table:table-cell office:value-type="float" office:value="7432" table:style-name="ce1">
            <text:p>7432</text:p>
          </table:table-cell>
          <table:table-cell office:value-type="float" office:value="0.18101686394590699" table:style-name="ce1">
            <text:p>0.181016864</text:p>
          </table:table-cell>
          <table:table-cell office:value-type="float" office:value="0.43858003616333002" table:style-name="ce1">
            <text:p>0.438580036</text:p>
          </table:table-cell>
          <table:table-cell office:value-type="float" office:value="6.6054043222040999" table:style-name="ce1">
            <text:p>6.605404322</text:p>
          </table:table-cell>
          <table:table-cell office:value-type="float" office:value="0.19381942031249999" table:style-name="ce1">
            <text:p>0.19381942</text:p>
          </table:table-cell>
          <table:table-cell office:value-type="float" office:value="1.3609087467193599" table:style-name="ce1">
            <text:p>1.360908747</text:p>
          </table:table-cell>
          <table:table-cell office:value-type="float" office:value="166" table:style-name="ce1">
            <text:p>166</text:p>
          </table:table-cell>
          <table:table-cell office:value-type="float" office:value="223" table:style-name="ce1">
            <text:p>223</text:p>
          </table:table-cell>
          <table:table-cell office:value-type="float" office:value="0.191493482526745" table:style-name="ce1">
            <text:p>0.191493483</text:p>
          </table:table-cell>
          <table:table-cell office:value-type="float" office:value="0.100238561630249" table:style-name="ce1">
            <text:p>0.100238562</text:p>
          </table:table-cell>
          <table:table-cell office:value-type="float" office:value="1.20005404102692" table:style-name="ce1">
            <text:p>1.200054041</text:p>
          </table:table-cell>
          <table:table-cell office:value-type="float" office:value="98.975882372695921" table:formula="of:=100*([.C14]-[.J14])/[.C14]" table:style-name="ce1">
            <text:p>98.97588237</text:p>
          </table:table-cell>
          <table:table-cell office:value-type="string" office:string-value="OK" table:formula="of:=IF(ABS([.B14]-[.I14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4-SeedPlant500_n10</text:p>
          </table:table-cell>
          <table:table-cell office:value-type="float" office:value="8.9314032968748999E-2" table:style-name="ce1">
            <text:p>0.089314033</text:p>
          </table:table-cell>
          <table:table-cell office:value-type="float" office:value="15.488911867141701" table:style-name="ce1">
            <text:p>15.48891187</text:p>
          </table:table-cell>
          <table:table-cell office:value-type="float" office:value="13515" table:style-name="ce1">
            <text:p>13515</text:p>
          </table:table-cell>
          <table:table-cell office:value-type="float" office:value="1937" table:style-name="ce1">
            <text:p>1937</text:p>
          </table:table-cell>
          <table:table-cell office:value-type="float" office:value="7.7932619445370804E-2" table:style-name="ce1">
            <text:p>0.077932619</text:p>
          </table:table-cell>
          <table:table-cell office:value-type="float" office:value="0.311456918716431" table:style-name="ce1">
            <text:p>0.311456919</text:p>
          </table:table-cell>
          <table:table-cell office:value-type="float" office:value="12.743141413579" table:style-name="ce1">
            <text:p>12.74314141</text:p>
          </table:table-cell>
          <table:table-cell office:value-type="float" office:value="8.9314032968749998E-2" table:style-name="ce1">
            <text:p>0.089314033</text:p>
          </table:table-cell>
          <table:table-cell office:value-type="float" office:value="0.67358875274658203" table:style-name="ce1">
            <text:p>0.673588753</text:p>
          </table:table-cell>
          <table:table-cell office:value-type="float" office:value="57" table:style-name="ce1">
            <text:p>57</text:p>
          </table:table-cell>
          <table:table-cell office:value-type="float" office:value="146" table:style-name="ce1">
            <text:p>146</text:p>
          </table:table-cell>
          <table:table-cell office:value-type="float" office:value="8.7479070528501707E-2" table:style-name="ce1">
            <text:p>0.087479071</text:p>
          </table:table-cell>
          <table:table-cell office:value-type="float" office:value="7.5282096862792997E-2" table:style-name="ce1">
            <text:p>0.075282097</text:p>
          </table:table-cell>
          <table:table-cell office:value-type="float" office:value="2.0545063068536402" table:style-name="ce1">
            <text:p>2.054506307</text:p>
          </table:table-cell>
          <table:table-cell office:value-type="float" office:value="95.651155106799095" table:formula="of:=100*([.C15]-[.J15])/[.C15]" table:style-name="ce1">
            <text:p>95.65115511</text:p>
          </table:table-cell>
          <table:table-cell office:value-type="string" office:string-value="OK" table:formula="of:=IF(ABS([.B15]-[.I15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4-SeedPlant500_n11</text:p>
          </table:table-cell>
          <table:table-cell office:value-type="float" office:value="0.10070804234375" table:style-name="ce1">
            <text:p>0.100708042</text:p>
          </table:table-cell>
          <table:table-cell office:value-type="float" office:value="496.46028685569797" table:style-name="ce1">
            <text:p>496.4602869</text:p>
          </table:table-cell>
          <table:table-cell office:value-type="float" office:value="177030" table:style-name="ce1">
            <text:p>177030</text:p>
          </table:table-cell>
          <table:table-cell office:value-type="float" office:value="9672" table:style-name="ce1">
            <text:p>9672</text:p>
          </table:table-cell>
          <table:table-cell office:value-type="float" office:value="8.4714345586807793E-2" table:style-name="ce1">
            <text:p>0.084714346</text:p>
          </table:table-cell>
          <table:table-cell office:value-type="float" office:value="0.43649959564209001" table:style-name="ce1">
            <text:p>0.436499596</text:p>
          </table:table-cell>
          <table:table-cell office:value-type="float" office:value="15.881250776725899" table:style-name="ce1">
            <text:p>15.88125078</text:p>
          </table:table-cell>
          <table:table-cell office:value-type="float" office:value="0.10070804234375" table:style-name="ce1">
            <text:p>0.100708042</text:p>
          </table:table-cell>
          <table:table-cell office:value-type="float" office:value="1.2953677177429199" table:style-name="ce1">
            <text:p>1.295367718</text:p>
          </table:table-cell>
          <table:table-cell office:value-type="float" office:value="93" table:style-name="ce1">
            <text:p>93</text:p>
          </table:table-cell>
          <table:table-cell office:value-type="float" office:value="165" table:style-name="ce1">
            <text:p>165</text:p>
          </table:table-cell>
          <table:table-cell office:value-type="float" office:value="9.8444909691256299E-2" table:style-name="ce1">
            <text:p>0.09844491</text:p>
          </table:table-cell>
          <table:table-cell office:value-type="float" office:value="0.111702919006348" table:style-name="ce1">
            <text:p>0.111702919</text:p>
          </table:table-cell>
          <table:table-cell office:value-type="float" office:value="2.24722137361073" table:style-name="ce1">
            <text:p>2.247221374</text:p>
          </table:table-cell>
          <table:table-cell office:value-type="float" office:value="99.739079287500104" table:formula="of:=100*([.C16]-[.J16])/[.C16]" table:style-name="ce1">
            <text:p>99.73907929</text:p>
          </table:table-cell>
          <table:table-cell office:value-type="string" office:string-value="OK" table:formula="of:=IF(ABS([.B16]-[.I16])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5-M43_n10</text:p>
          </table:table-cell>
          <table:table-cell office:value-type="float" office:value="0.102558558125" table:style-name="ce1">
            <text:p>0.102558558</text:p>
          </table:table-cell>
          <table:table-cell office:value-type="float" office:value="15.201618671417201" table:style-name="ce1">
            <text:p>15.20161867</text:p>
          </table:table-cell>
          <table:table-cell office:value-type="float" office:value="15630" table:style-name="ce1">
            <text:p>15630</text:p>
          </table:table-cell>
          <table:table-cell office:value-type="float" office:value="1766" table:style-name="ce1">
            <text:p>1766</text:p>
          </table:table-cell>
          <table:table-cell office:value-type="float" office:value="9.824433823091E-2" table:style-name="ce1">
            <text:p>0.098244338</text:p>
          </table:table-cell>
          <table:table-cell office:value-type="float" office:value="0.27433037757873502" table:style-name="ce1">
            <text:p>0.274330378</text:p>
          </table:table-cell>
          <table:table-cell office:value-type="float" office:value="4.2065917978606002" table:style-name="ce1">
            <text:p>4.206591798</text:p>
          </table:table-cell>
          <table:table-cell office:value-type="float" office:value="0.102558558125" table:style-name="ce1">
            <text:p>0.102558558</text:p>
          </table:table-cell>
          <table:table-cell office:value-type="float" office:value="0.55767893791198697" table:style-name="ce1">
            <text:p>0.557678938</text:p>
          </table:table-cell>
          <table:table-cell office:value-type="float" office:value="83" table:style-name="ce1">
            <text:p>83</text:p>
          </table:table-cell>
          <table:table-cell office:value-type="float" office:value="125" table:style-name="ce1">
            <text:p>125</text:p>
          </table:table-cell>
          <table:table-cell office:value-type="float" office:value="0.10200335815026799" table:style-name="ce1">
            <text:p>0.102003358</text:p>
          </table:table-cell>
          <table:table-cell office:value-type="float" office:value="7.0108652114868206E-2" table:style-name="ce1">
            <text:p>0.070108652</text:p>
          </table:table-cell>
          <table:table-cell office:value-type="float" office:value="0.54134923977276195" table:style-name="ce1">
            <text:p>0.54134924</text:p>
          </table:table-cell>
          <table:table-cell office:value-type="float" office:value="96.331450288510638" table:formula="of:=100*([.C17]-[.J17])/[.C17]" table:style-name="ce1">
            <text:p>96.33145029</text:p>
          </table:table-cell>
          <table:table-cell office:value-type="string" office:string-value="OK" table:formula="of:=IF(ABS([.B17]-[.I17])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5-M43_n11</text:p>
          </table:table-cell>
          <table:table-cell office:value-type="float" office:value="0.102188571125" table:style-name="ce1">
            <text:p>0.102188571</text:p>
          </table:table-cell>
          <table:table-cell office:value-type="float" office:value="616.98006391525303" table:style-name="ce1">
            <text:p>616.9800639</text:p>
          </table:table-cell>
          <table:table-cell office:value-type="float" office:value="228082" table:style-name="ce1">
            <text:p>228082</text:p>
          </table:table-cell>
          <table:table-cell office:value-type="float" office:value="7882" table:style-name="ce1">
            <text:p>7882</text:p>
          </table:table-cell>
          <table:table-cell office:value-type="float" office:value="9.2594477424825697E-2" table:style-name="ce1">
            <text:p>0.092594477</text:p>
          </table:table-cell>
          <table:table-cell office:value-type="float" office:value="0.44014596939086897" table:style-name="ce1">
            <text:p>0.440145969</text:p>
          </table:table-cell>
          <table:table-cell office:value-type="float" office:value="9.3886171364883904" table:style-name="ce1">
            <text:p>9.388617136</text:p>
          </table:table-cell>
          <table:table-cell office:value-type="float" office:value="0.102188571125" table:style-name="ce1">
            <text:p>0.102188571</text:p>
          </table:table-cell>
          <table:table-cell office:value-type="float" office:value="1.2904126644134499" table:style-name="ce1">
            <text:p>1.290412664</text:p>
          </table:table-cell>
          <table:table-cell office:value-type="float" office:value="758" table:style-name="ce1">
            <text:p>758</text:p>
          </table:table-cell>
          <table:table-cell office:value-type="float" office:value="324" table:style-name="ce1">
            <text:p>324</text:p>
          </table:table-cell>
          <table:table-cell office:value-type="float" office:value="0.100224470574622" table:style-name="ce1">
            <text:p>0.100224471</text:p>
          </table:table-cell>
          <table:table-cell office:value-type="float" office:value="9.0574264526367201E-2" table:style-name="ce1">
            <text:p>0.090574265</text:p>
          </table:table-cell>
          <table:table-cell office:value-type="float" office:value="1.92203543777418" table:style-name="ce1">
            <text:p>1.922035438</text:p>
          </table:table-cell>
          <table:table-cell office:value-type="float" office:value="99.790850184651887" table:formula="of:=100*([.C18]-[.J18])/[.C18]" table:style-name="ce1">
            <text:p>99.79085018</text:p>
          </table:table-cell>
          <table:table-cell office:value-type="string" office:string-value="OK" table:formula="of:=IF(ABS([.B18]-[.I18])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6-M62_n10</text:p>
          </table:table-cell>
          <table:table-cell office:value-type="float" office:value="0.160035371875" table:style-name="ce1">
            <text:p>0.160035372</text:p>
          </table:table-cell>
          <table:table-cell office:value-type="float" office:value="76.385039091110201" table:style-name="ce1">
            <text:p>76.38503909</text:p>
          </table:table-cell>
          <table:table-cell office:value-type="float" office:value="54760" table:style-name="ce1">
            <text:p>54760</text:p>
          </table:table-cell>
          <table:table-cell office:value-type="float" office:value="6065" table:style-name="ce1">
            <text:p>6065</text:p>
          </table:table-cell>
          <table:table-cell office:value-type="float" office:value="0.148398764043704" table:style-name="ce1">
            <text:p>0.148398764</text:p>
          </table:table-cell>
          <table:table-cell office:value-type="float" office:value="0.29770660400390597" table:style-name="ce1">
            <text:p>0.297706604</text:p>
          </table:table-cell>
          <table:table-cell office:value-type="float" office:value="7.27127240369391" table:style-name="ce1">
            <text:p>7.271272404</text:p>
          </table:table-cell>
          <table:table-cell office:value-type="float" office:value="0.160035371875" table:style-name="ce1">
            <text:p>0.160035372</text:p>
          </table:table-cell>
          <table:table-cell office:value-type="float" office:value="0.99407553672790505" table:style-name="ce1">
            <text:p>0.994075537</text:p>
          </table:table-cell>
          <table:table-cell office:value-type="float" office:value="1227" table:style-name="ce1">
            <text:p>1227</text:p>
          </table:table-cell>
          <table:table-cell office:value-type="float" office:value="336" table:style-name="ce1">
            <text:p>336</text:p>
          </table:table-cell>
          <table:table-cell office:value-type="float" office:value="0.15845451714915801" table:style-name="ce1">
            <text:p>0.158454517</text:p>
          </table:table-cell>
          <table:table-cell office:value-type="float" office:value="6.9674253463745103E-2" table:style-name="ce1">
            <text:p>0.069674253</text:p>
          </table:table-cell>
          <table:table-cell office:value-type="float" office:value="0.98781582303967097" table:style-name="ce1">
            <text:p>0.987815823</text:p>
          </table:table-cell>
          <table:table-cell office:value-type="float" office:value="98.698599164762882" table:formula="of:=100*([.C19]-[.J19])/[.C19]" table:style-name="ce1">
            <text:p>98.69859916</text:p>
          </table:table-cell>
          <table:table-cell office:value-type="string" office:string-value="OK" table:formula="of:=IF(ABS([.B19]-[.I19])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6-M62_n11</text:p>
          </table:table-cell>
          <table:table-cell office:value-type="float" office:value="0.17110586250000101" table:style-name="ce1">
            <text:p>0.171105863</text:p>
          </table:table-cell>
          <table:table-cell office:value-type="float" office:value="1348.8333139419599" table:style-name="ce1">
            <text:p>1348.833314</text:p>
          </table:table-cell>
          <table:table-cell office:value-type="float" office:value="177285" table:style-name="ce1">
            <text:p>177285</text:p>
          </table:table-cell>
          <table:table-cell office:value-type="float" office:value="21611" table:style-name="ce1">
            <text:p>21611</text:p>
          </table:table-cell>
          <table:table-cell office:value-type="float" office:value="0.15942087867721999" table:style-name="ce1">
            <text:p>0.159420879</text:p>
          </table:table-cell>
          <table:table-cell office:value-type="float" office:value="0.42771196365356401" table:style-name="ce1">
            <text:p>0.427711964</text:p>
          </table:table-cell>
          <table:table-cell office:value-type="float" office:value="6.8290961233317802" table:style-name="ce1">
            <text:p>6.829096123</text:p>
          </table:table-cell>
          <table:table-cell office:value-type="float" office:value="0.17110586250000001" table:style-name="ce1">
            <text:p>0.171105863</text:p>
          </table:table-cell>
          <table:table-cell office:value-type="float" office:value="1.8707194328308101" table:style-name="ce1">
            <text:p>1.870719433</text:p>
          </table:table-cell>
          <table:table-cell office:value-type="float" office:value="2755" table:style-name="ce1">
            <text:p>2755</text:p>
          </table:table-cell>
          <table:table-cell office:value-type="float" office:value="770" table:style-name="ce1">
            <text:p>770</text:p>
          </table:table-cell>
          <table:table-cell office:value-type="float" office:value="0.16872286222292601" table:style-name="ce1">
            <text:p>0.168722862</text:p>
          </table:table-cell>
          <table:table-cell office:value-type="float" office:value="8.6005926132202204E-2" table:style-name="ce1">
            <text:p>0.086005926</text:p>
          </table:table-cell>
          <table:table-cell office:value-type="float" office:value="1.39270521901275" table:style-name="ce1">
            <text:p>1.392705219</text:p>
          </table:table-cell>
          <table:table-cell office:value-type="float" office:value="99.861308331170761" table:formula="of:=100*([.C20]-[.J20])/[.C20]" table:style-name="ce1">
            <text:p>99.86130833</text:p>
          </table:table-cell>
          <table:table-cell office:value-type="string" office:string-value="OK" table:formula="of:=IF(ABS([.B20]-[.I20])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7-RbcL55_n10</text:p>
          </table:table-cell>
          <table:table-cell office:value-type="float" office:value="0.1489087371875" table:style-name="ce1">
            <text:p>0.148908737</text:p>
          </table:table-cell>
          <table:table-cell office:value-type="float" office:value="59.895359039306598" table:style-name="ce1">
            <text:p>59.89535904</text:p>
          </table:table-cell>
          <table:table-cell office:value-type="float" office:value="66447" table:style-name="ce1">
            <text:p>66447</text:p>
          </table:table-cell>
          <table:table-cell office:value-type="float" office:value="4596" table:style-name="ce1">
            <text:p>4596</text:p>
          </table:table-cell>
          <table:table-cell office:value-type="float" office:value="0.14326263857794999" table:style-name="ce1">
            <text:p>0.143262639</text:p>
          </table:table-cell>
          <table:table-cell office:value-type="float" office:value="0.28948926925659202" table:style-name="ce1">
            <text:p>0.289489269</text:p>
          </table:table-cell>
          <table:table-cell office:value-type="float" office:value="3.7916503196457501" table:style-name="ce1">
            <text:p>3.79165032</text:p>
          </table:table-cell>
          <table:table-cell office:value-type="float" office:value="0.148908737187501" table:style-name="ce1">
            <text:p>0.148908737</text:p>
          </table:table-cell>
          <table:table-cell office:value-type="float" office:value="1.04720163345337" table:style-name="ce1">
            <text:p>1.047201633</text:p>
          </table:table-cell>
          <table:table-cell office:value-type="float" office:value="955" table:style-name="ce1">
            <text:p>955</text:p>
          </table:table-cell>
          <table:table-cell office:value-type="float" office:value="354" table:style-name="ce1">
            <text:p>354</text:p>
          </table:table-cell>
          <table:table-cell office:value-type="float" office:value="0.14765472406434199" table:style-name="ce1">
            <text:p>0.147654724</text:p>
          </table:table-cell>
          <table:table-cell office:value-type="float" office:value="7.0189237594604506E-2" table:style-name="ce1">
            <text:p>0.070189238</text:p>
          </table:table-cell>
          <table:table-cell office:value-type="float" office:value="0.84213535541604501" table:style-name="ce1">
            <text:p>0.842135355</text:p>
          </table:table-cell>
          <table:table-cell office:value-type="float" office:value="98.251614732343214" table:formula="of:=100*([.C21]-[.J21])/[.C21]" table:style-name="ce1">
            <text:p>98.25161473</text:p>
          </table:table-cell>
          <table:table-cell office:value-type="string" office:string-value="OK" table:formula="of:=IF(ABS([.B21]-[.I21])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7-RbcL55_n11</text:p>
          </table:table-cell>
          <table:table-cell office:value-type="float" office:value="0.16047104398437501" table:style-name="ce1">
            <text:p>0.160471044</text:p>
          </table:table-cell>
          <table:table-cell office:value-type="float" office:value="2908.1092844009399" table:style-name="ce1">
            <text:p>2908.109284</text:p>
          </table:table-cell>
          <table:table-cell office:value-type="float" office:value="297646" table:style-name="ce1">
            <text:p>297646</text:p>
          </table:table-cell>
          <table:table-cell office:value-type="float" office:value="25836" table:style-name="ce1">
            <text:p>25836</text:p>
          </table:table-cell>
          <table:table-cell office:value-type="float" office:value="0.15387088608872199" table:style-name="ce1">
            <text:p>0.153870886</text:p>
          </table:table-cell>
          <table:table-cell office:value-type="float" office:value="0.44493412971496599" table:style-name="ce1">
            <text:p>0.44493413</text:p>
          </table:table-cell>
          <table:table-cell office:value-type="float" office:value="4.1129899399766501" table:style-name="ce1">
            <text:p>4.11298994</text:p>
          </table:table-cell>
          <table:table-cell office:value-type="float" office:value="0.16047104398437501" table:style-name="ce1">
            <text:p>0.160471044</text:p>
          </table:table-cell>
          <table:table-cell office:value-type="float" office:value="1.2787227630615201" table:style-name="ce1">
            <text:p>1.278722763</text:p>
          </table:table-cell>
          <table:table-cell office:value-type="float" office:value="568" table:style-name="ce1">
            <text:p>568</text:p>
          </table:table-cell>
          <table:table-cell office:value-type="float" office:value="320" table:style-name="ce1">
            <text:p>320</text:p>
          </table:table-cell>
          <table:table-cell office:value-type="float" office:value="0.15929141399265601" table:style-name="ce1">
            <text:p>0.159291414</text:p>
          </table:table-cell>
          <table:table-cell office:value-type="float" office:value="9.4199657440185602E-2" table:style-name="ce1">
            <text:p>0.094199657</text:p>
          </table:table-cell>
          <table:table-cell office:value-type="float" office:value="0.73510457863877499" table:style-name="ce1">
            <text:p>0.735104579</text:p>
          </table:table-cell>
          <table:table-cell office:value-type="float" office:value="99.956029067754756" table:formula="of:=100*([.C22]-[.J22])/[.C22]" table:style-name="ce1">
            <text:p>99.95602907</text:p>
          </table:table-cell>
          <table:table-cell office:value-type="string" office:string-value="OK" table:formula="of:=IF(ABS([.B22]-[.I22])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8-Rana64_n10</text:p>
          </table:table-cell>
          <table:table-cell office:value-type="float" office:value="4.0257204843749998E-2" table:style-name="ce1">
            <text:p>0.040257205</text:p>
          </table:table-cell>
          <table:table-cell office:value-type="float" office:value="20.584153413772601" table:style-name="ce1">
            <text:p>20.58415341</text:p>
          </table:table-cell>
          <table:table-cell office:value-type="float" office:value="23091" table:style-name="ce1">
            <text:p>23091</text:p>
          </table:table-cell>
          <table:table-cell office:value-type="float" office:value="2270" table:style-name="ce1">
            <text:p>2270</text:p>
          </table:table-cell>
          <table:table-cell office:value-type="float" office:value="3.3639111643601199E-2" table:style-name="ce1">
            <text:p>0.033639112</text:p>
          </table:table-cell>
          <table:table-cell office:value-type="float" office:value="0.31619048118591297" table:style-name="ce1">
            <text:p>0.316190481</text:p>
          </table:table-cell>
          <table:table-cell office:value-type="float" office:value="16.4395248647679" table:style-name="ce1">
            <text:p>16.43952486</text:p>
          </table:table-cell>
          <table:table-cell office:value-type="float" office:value="4.0257204843749998E-2" table:style-name="ce1">
            <text:p>0.040257205</text:p>
          </table:table-cell>
          <table:table-cell office:value-type="float" office:value="0.81349182128906306" table:style-name="ce1">
            <text:p>0.813491821</text:p>
          </table:table-cell>
          <table:table-cell office:value-type="float" office:value="230" table:style-name="ce1">
            <text:p>230</text:p>
          </table:table-cell>
          <table:table-cell office:value-type="float" office:value="187" table:style-name="ce1">
            <text:p>187</text:p>
          </table:table-cell>
          <table:table-cell office:value-type="float" office:value="3.8107998072385497E-2" table:style-name="ce1">
            <text:p>0.038107998</text:p>
          </table:table-cell>
          <table:table-cell office:value-type="float" office:value="6.6782236099243206E-2" table:style-name="ce1">
            <text:p>0.066782236</text:p>
          </table:table-cell>
          <table:table-cell office:value-type="float" office:value="5.3386885147796104" table:style-name="ce1">
            <text:p>5.338688515</text:p>
          </table:table-cell>
          <table:table-cell office:value-type="float" office:value="96.047970470601115" table:formula="of:=100*([.C23]-[.J23])/[.C23]" table:style-name="ce1">
            <text:p>96.04797047</text:p>
          </table:table-cell>
          <table:table-cell office:value-type="string" office:string-value="OK" table:formula="of:=IF(ABS([.B23]-[.I23])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8-Rana64_n11</text:p>
          </table:table-cell>
          <table:table-cell office:value-type="float" office:value="4.2559583437501901E-2" table:style-name="ce1">
            <text:p>0.042559583</text:p>
          </table:table-cell>
          <table:table-cell office:value-type="float" office:value="473.18914794921898" table:style-name="ce1">
            <text:p>473.1891479</text:p>
          </table:table-cell>
          <table:table-cell office:value-type="float" office:value="145542" table:style-name="ce1">
            <text:p>145542</text:p>
          </table:table-cell>
          <table:table-cell office:value-type="float" office:value="9195" table:style-name="ce1">
            <text:p>9195</text:p>
          </table:table-cell>
          <table:table-cell office:value-type="float" office:value="3.5974386981461097E-2" table:style-name="ce1">
            <text:p>0.035974387</text:p>
          </table:table-cell>
          <table:table-cell office:value-type="float" office:value="0.44176316261291498" table:style-name="ce1">
            <text:p>0.441763163</text:p>
          </table:table-cell>
          <table:table-cell office:value-type="float" office:value="15.472887477179" table:style-name="ce1">
            <text:p>15.47288748</text:p>
          </table:table-cell>
          <table:table-cell office:value-type="float" office:value="4.25595834375E-2" table:style-name="ce1">
            <text:p>0.042559583</text:p>
          </table:table-cell>
          <table:table-cell office:value-type="float" office:value="2.56758785247803" table:style-name="ce1">
            <text:p>2.567587852</text:p>
          </table:table-cell>
          <table:table-cell office:value-type="float" office:value="8517" table:style-name="ce1">
            <text:p>8517</text:p>
          </table:table-cell>
          <table:table-cell office:value-type="float" office:value="780" table:style-name="ce1">
            <text:p>780</text:p>
          </table:table-cell>
          <table:table-cell office:value-type="float" office:value="4.0502760954122398E-2" table:style-name="ce1">
            <text:p>0.040502761</text:p>
          </table:table-cell>
          <table:table-cell office:value-type="float" office:value="0.115738153457642" table:style-name="ce1">
            <text:p>0.115738153</text:p>
          </table:table-cell>
          <table:table-cell office:value-type="float" office:value="4.8328068962379902" table:style-name="ce1">
            <text:p>4.832806896</text:p>
          </table:table-cell>
          <table:table-cell office:value-type="float" office:value="99.457386572873475" table:formula="of:=100*([.C24]-[.J24])/[.C24]" table:style-name="ce1">
            <text:p>99.45738657</text:p>
          </table:table-cell>
          <table:table-cell office:value-type="string" office:string-value="OK" table:formula="of:=IF(ABS([.B24]-[.I24])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9-M82_n10</text:p>
          </table:table-cell>
          <table:table-cell office:value-type="float" office:value="5.1924106875000001E-2" table:style-name="ce1">
            <text:p>0.051924107</text:p>
          </table:table-cell>
          <table:table-cell office:value-type="float" office:value="18.9446697235107" table:style-name="ce1">
            <text:p>18.94466972</text:p>
          </table:table-cell>
          <table:table-cell office:value-type="float" office:value="19351" table:style-name="ce1">
            <text:p>19351</text:p>
          </table:table-cell>
          <table:table-cell office:value-type="float" office:value="1811" table:style-name="ce1">
            <text:p>1811</text:p>
          </table:table-cell>
          <table:table-cell office:value-type="float" office:value="4.83112100434792E-2" table:style-name="ce1">
            <text:p>0.04831121</text:p>
          </table:table-cell>
          <table:table-cell office:value-type="float" office:value="0.268003940582275" table:style-name="ce1">
            <text:p>0.268003941</text:p>
          </table:table-cell>
          <table:table-cell office:value-type="float" office:value="6.9580336551929403" table:style-name="ce1">
            <text:p>6.958033655</text:p>
          </table:table-cell>
          <table:table-cell office:value-type="float" office:value="5.1924106875000001E-2" table:style-name="ce1">
            <text:p>0.051924107</text:p>
          </table:table-cell>
          <table:table-cell office:value-type="float" office:value="1.3441259860992401" table:style-name="ce1">
            <text:p>1.344125986</text:p>
          </table:table-cell>
          <table:table-cell office:value-type="float" office:value="2013" table:style-name="ce1">
            <text:p>2013</text:p>
          </table:table-cell>
          <table:table-cell office:value-type="float" office:value="443" table:style-name="ce1">
            <text:p>443</text:p>
          </table:table-cell>
          <table:table-cell office:value-type="float" office:value="5.0858363910856401E-2" table:style-name="ce1">
            <text:p>0.050858364</text:p>
          </table:table-cell>
          <table:table-cell office:value-type="float" office:value="7.0041418075561496E-2" table:style-name="ce1">
            <text:p>0.070041418</text:p>
          </table:table-cell>
          <table:table-cell office:value-type="float" office:value="2.0525012913735501" table:style-name="ce1">
            <text:p>2.052501291</text:p>
          </table:table-cell>
          <table:table-cell office:value-type="float" office:value="92.904991188993108" table:formula="of:=100*([.C25]-[.J25])/[.C25]" table:style-name="ce1">
            <text:p>92.90499119</text:p>
          </table:table-cell>
          <table:table-cell office:value-type="string" office:string-value="OK" table:formula="of:=IF(ABS([.B25]-[.I25])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9-M82_n11</text:p>
          </table:table-cell>
          <table:table-cell office:value-type="float" office:value="5.2021125312501103E-2" table:style-name="ce1">
            <text:p>0.052021125</text:p>
          </table:table-cell>
          <table:table-cell office:value-type="float" office:value="3600.4890120029499" table:style-name="ce1">
            <text:p>3600.489012</text:p>
          </table:table-cell>
          <table:table-cell office:value-type="float" office:value="412249" table:style-name="ce1">
            <text:p>412249</text:p>
          </table:table-cell>
          <table:table-cell office:value-type="float" office:value="18486" table:style-name="ce1">
            <text:p>18486</text:p>
          </table:table-cell>
          <table:table-cell office:value-type="float" office:value="4.7910300313618703E-2" table:style-name="ce1">
            <text:p>0.0479103</text:p>
          </table:table-cell>
          <table:table-cell office:value-type="float" office:value="0.46076774597168002" table:style-name="ce1">
            <text:p>0.460767746</text:p>
          </table:table-cell>
          <table:table-cell office:value-type="float" office:value="7.9022223648331096" table:style-name="ce1">
            <text:p>7.902222365</text:p>
          </table:table-cell>
          <table:table-cell office:value-type="float" office:value="5.19743425E-2" table:style-name="ce1">
            <text:p>0.051974343</text:p>
          </table:table-cell>
          <table:table-cell office:value-type="float" office:value="13.913510322570801" table:style-name="ce1">
            <text:p>13.91351032</text:p>
          </table:table-cell>
          <table:table-cell office:value-type="float" office:value="35342" table:style-name="ce1">
            <text:p>35342</text:p>
          </table:table-cell>
          <table:table-cell office:value-type="float" office:value="3011" table:style-name="ce1">
            <text:p>3011</text:p>
          </table:table-cell>
          <table:table-cell office:value-type="float" office:value="5.06917362066285E-2" table:style-name="ce1">
            <text:p>0.050691736</text:p>
          </table:table-cell>
          <table:table-cell office:value-type="float" office:value="9.6076726913452204E-2" table:style-name="ce1">
            <text:p>0.096076727</text:p>
          </table:table-cell>
          <table:table-cell office:value-type="float" office:value="2.4677681942229901" table:style-name="ce1">
            <text:p>2.467768194</text:p>
          </table:table-cell>
          <table:table-cell office:value-type="float" office:value="99.613566094044813" table:formula="of:=100*([.C26]-[.J26])/[.C26]" table:style-name="ce1">
            <text:p>99.61356609</text:p>
          </table:table-cell>
          <table:table-cell office:value-type="string" office:string-value="NO" table:formula="of:=IF(ABS([.B26]-[.I26])&lt;=0.00000001;&quot;OK&quot;;&quot;NO&quot;)" table:style-name="ce1">
            <text:p>NO</text:p>
          </table:table-cell>
          <table:table-cell office:value-type="string" table:style-name="ce1">
            <text:p>Time limit exceeded</text:p>
          </table:table-cell>
          <table:table-cell table:number-columns-repeated="16366"/>
        </table:table-row>
        <table:table-row table:number-rows-repeated="1048550" table:style-name="ro1">
          <table:table-cell table:number-columns-repeated="16384"/>
        </table:table-row>
      </table:table>
      <table:table table:name="results_fast" table:style-name="ta1">
        <table:table-column table:style-name="co8" table:default-cell-style-name="ce1"/>
        <table:table-column table:style-name="co3" table:number-columns-repeated="14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default-cell-style-name="ce1"/>
        <table:table-column table:style-name="co7" table:number-columns-repeated="16364" table:default-cell-style-name="ce1"/>
        <table:table-row table:style-name="ro1">
          <table:table-cell table:style-name="ce1"/>
          <table:table-cell office:value-type="string" table:style-name="ce1">
            <text:p>Buneman</text:p>
          </table:table-cell>
          <table:table-cell table:number-columns-repeated="6" table:style-name="ce1"/>
          <table:table-cell office:value-type="string" table:style-name="ce1">
            <text:p>Manifol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stance</text:p>
          </table:table-cell>
          <table:table-cell office:value-type="string" table:style-name="ce1">
            <text:p>obj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des</text:p>
          </table:table-cell>
          <table:table-cell office:value-type="string" table:style-name="ce1">
            <text:p>cuts</text:p>
          </table:table-cell>
          <table:table-cell office:value-type="string" table:style-name="ce1">
            <text:p>root obj (rlx)</text:p>
          </table:table-cell>
          <table:table-cell office:value-type="string" table:style-name="ce1">
            <text:p>time (rlx)</text:p>
          </table:table-cell>
          <table:table-cell office:value-type="string" table:style-name="ce1">
            <text:p>root gap</text:p>
          </table:table-cell>
          <table:table-cell office:value-type="string" table:style-name="ce1">
            <text:p>obj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des</text:p>
          </table:table-cell>
          <table:table-cell office:value-type="string" table:style-name="ce1">
            <text:p>cuts</text:p>
          </table:table-cell>
          <table:table-cell office:value-type="string" table:style-name="ce1">
            <text:p>root obj (rlx)</text:p>
          </table:table-cell>
          <table:table-cell office:value-type="string" table:style-name="ce1">
            <text:p>time (rlx)</text:p>
          </table:table-cell>
          <table:table-cell office:value-type="string" table:style-name="ce1">
            <text:p>root gap</text:p>
          </table:table-cell>
          <table:table-cell office:value-type="string" table:style-name="ce1">
            <text:p>Time delta (MILP)</text:p>
          </table:table-cell>
          <table:table-cell office:value-type="string" table:style-name="ce1">
            <text:p>Obj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4</text:p>
          </table:table-cell>
          <table:table-cell office:value-type="float" office:value="1500" table:style-name="ce1">
            <text:p>1500</text:p>
          </table:table-cell>
          <table:table-cell office:value-type="float" office:value="1.4511823654174799E-2" table:style-name="ce1">
            <text:p>0.014511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0" table:style-name="ce1">
            <text:p>1500</text:p>
          </table:table-cell>
          <table:table-cell office:value-type="float" office:value="1.3596773147582999E-2" table:style-name="ce1">
            <text:p>0.013596773</text:p>
          </table:table-cell>
          <table:table-cell office:value-type="float" office:value="0" table:style-name="ce1">
            <text:p>0</text:p>
          </table:table-cell>
          <table:table-cell office:value-type="float" office:value="1500" table:style-name="ce1">
            <text:p>1500</text:p>
          </table:table-cell>
          <table:table-cell office:value-type="float" office:value="5.92565536499023E-3" table:style-name="ce1">
            <text:p>0.0059256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0" table:style-name="ce1">
            <text:p>1500</text:p>
          </table:table-cell>
          <table:table-cell office:value-type="float" office:value="7.99965858459473E-3" table:style-name="ce1">
            <text:p>0.007999659</text:p>
          </table:table-cell>
          <table:table-cell office:value-type="float" office:value="0" table:style-name="ce1">
            <text:p>0</text:p>
          </table:table-cell>
          <table:table-cell office:value-type="float" office:value="59.166707739826201" table:formula="of:=100*([.C3]-[.J3])/[.C3]" table:style-name="ce1">
            <text:p>59.16670774</text:p>
          </table:table-cell>
          <table:table-cell office:value-type="string" office:string-value="OK" table:formula="of:=IF(ABS([.B3]-[.I3])/[.B3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5</text:p>
          </table:table-cell>
          <table:table-cell office:value-type="float" office:value="7" table:style-name="ce1">
            <text:p>7</text:p>
          </table:table-cell>
          <table:table-cell office:value-type="float" office:value="1.9222259521484399E-2" table:style-name="ce1">
            <text:p>0.019222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8702974319458001E-2" table:style-name="ce1">
            <text:p>0.02870297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.5039863586425799E-3" table:style-name="ce1">
            <text:p>0.0075039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.30724906921387E-2" table:style-name="ce1">
            <text:p>0.013072491</text:p>
          </table:table-cell>
          <table:table-cell office:value-type="float" office:value="0" table:style-name="ce1">
            <text:p>0</text:p>
          </table:table-cell>
          <table:table-cell office:value-type="float" office:value="60.961996427862708" table:formula="of:=100*([.C4]-[.J4])/[.C4]" table:style-name="ce1">
            <text:p>60.96199643</text:p>
          </table:table-cell>
          <table:table-cell office:value-type="string" office:string-value="OK" table:formula="of:=IF(ABS([.B4]-[.I4])/[.B4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6</text:p>
          </table:table-cell>
          <table:table-cell office:value-type="float" office:value="1812.5" table:style-name="ce1">
            <text:p>1812.5</text:p>
          </table:table-cell>
          <table:table-cell office:value-type="float" office:value="3.5970687866210903E-2" table:style-name="ce1">
            <text:p>0.035970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12.5" table:style-name="ce1">
            <text:p>1812.5</text:p>
          </table:table-cell>
          <table:table-cell office:value-type="float" office:value="4.9371480941772503E-2" table:style-name="ce1">
            <text:p>0.049371481</text:p>
          </table:table-cell>
          <table:table-cell office:value-type="float" office:value="1.25447545072128E-14" table:style-name="ce2">
            <text:p>1.25E-14</text:p>
          </table:table-cell>
          <table:table-cell office:value-type="float" office:value="1812.5" table:style-name="ce1">
            <text:p>1812.5</text:p>
          </table:table-cell>
          <table:table-cell office:value-type="float" office:value="8.3088874816894497E-3" table:style-name="ce1">
            <text:p>0.0083088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12.5" table:style-name="ce1">
            <text:p>1812.5</text:p>
          </table:table-cell>
          <table:table-cell office:value-type="float" office:value="1.8504858016967801E-2" table:style-name="ce1">
            <text:p>0.018504858</text:p>
          </table:table-cell>
          <table:table-cell office:value-type="float" office:value="-2.50895090144256E-14" table:style-name="ce2">
            <text:p>-2.51E-14</text:p>
          </table:table-cell>
          <table:table-cell office:value-type="float" office:value="76.900949148947433" table:formula="of:=100*([.C5]-[.J5])/[.C5]" table:style-name="ce1">
            <text:p>76.90094915</text:p>
          </table:table-cell>
          <table:table-cell office:value-type="string" office:string-value="OK" table:formula="of:=IF(ABS([.B5]-[.I5])/[.B5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7</text:p>
          </table:table-cell>
          <table:table-cell office:value-type="float" office:value="1937.5" table:style-name="ce1">
            <text:p>1937.5</text:p>
          </table:table-cell>
          <table:table-cell office:value-type="float" office:value="0.127408027648926" table:style-name="ce1">
            <text:p>0.127408028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1917.35197368421" table:style-name="ce1">
            <text:p>1917.351974</text:p>
          </table:table-cell>
          <table:table-cell office:value-type="float" office:value="7.9156875610351604E-2" table:style-name="ce1">
            <text:p>0.079156876</text:p>
          </table:table-cell>
          <table:table-cell office:value-type="float" office:value="1.03989813242783" table:style-name="ce1">
            <text:p>1.039898132</text:p>
          </table:table-cell>
          <table:table-cell office:value-type="float" office:value="1937.5" table:style-name="ce1">
            <text:p>1937.5</text:p>
          </table:table-cell>
          <table:table-cell office:value-type="float" office:value="3.5031318664550802E-2" table:style-name="ce1">
            <text:p>0.035031319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935.7232441471599" table:style-name="ce1">
            <text:p>1935.723244</text:p>
          </table:table-cell>
          <table:table-cell office:value-type="float" office:value="2.4999618530273399E-2" table:style-name="ce1">
            <text:p>0.024999619</text:p>
          </table:table-cell>
          <table:table-cell office:value-type="float" office:value="9.1703527888650202E-2" table:style-name="ce1">
            <text:p>0.091703528</text:p>
          </table:table-cell>
          <table:table-cell office:value-type="float" office:value="72.504622109777941" table:formula="of:=100*([.C6]-[.J6])/[.C6]" table:style-name="ce1">
            <text:p>72.50462211</text:p>
          </table:table-cell>
          <table:table-cell office:value-type="string" office:string-value="OK" table:formula="of:=IF(ABS([.B6]-[.I6])/[.B6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8</text:p>
          </table:table-cell>
          <table:table-cell office:value-type="float" office:value="2125" table:style-name="ce1">
            <text:p>2125</text:p>
          </table:table-cell>
          <table:table-cell office:value-type="float" office:value="0.34705543518066401" table:style-name="ce1">
            <text:p>0.347055435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2046.875" table:style-name="ce1">
            <text:p>2046.875</text:p>
          </table:table-cell>
          <table:table-cell office:value-type="float" office:value="0.13246822357177701" table:style-name="ce1">
            <text:p>0.132468224</text:p>
          </table:table-cell>
          <table:table-cell office:value-type="float" office:value="3.6764705882352899" table:style-name="ce1">
            <text:p>3.676470588</text:p>
          </table:table-cell>
          <table:table-cell office:value-type="float" office:value="2125" table:style-name="ce1">
            <text:p>2125</text:p>
          </table:table-cell>
          <table:table-cell office:value-type="float" office:value="8.9491844177246094E-2" table:style-name="ce1">
            <text:p>0.08949184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096.8022206174401" table:style-name="ce1">
            <text:p>2096.802221</text:p>
          </table:table-cell>
          <table:table-cell office:value-type="float" office:value="3.5506725311279297E-2" table:style-name="ce1">
            <text:p>0.035506725</text:p>
          </table:table-cell>
          <table:table-cell office:value-type="float" office:value="1.3269543238850701" table:style-name="ce1">
            <text:p>1.326954324</text:p>
          </table:table-cell>
          <table:table-cell office:value-type="float" office:value="74.213962639524709" table:formula="of:=100*([.C7]-[.J7])/[.C7]" table:style-name="ce1">
            <text:p>74.21396264</text:p>
          </table:table-cell>
          <table:table-cell office:value-type="string" office:string-value="OK" table:formula="of:=IF(ABS([.B7]-[.I7])/[.B7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9</text:p>
          </table:table-cell>
          <table:table-cell office:value-type="float" office:value="2328.125" table:style-name="ce1">
            <text:p>2328.125</text:p>
          </table:table-cell>
          <table:table-cell office:value-type="float" office:value="1.1197876930236801" table:style-name="ce1">
            <text:p>1.119787693</text:p>
          </table:table-cell>
          <table:table-cell office:value-type="float" office:value="1241" table:style-name="ce1">
            <text:p>1241</text:p>
          </table:table-cell>
          <table:table-cell office:value-type="float" office:value="516" table:style-name="ce1">
            <text:p>516</text:p>
          </table:table-cell>
          <table:table-cell office:value-type="float" office:value="2273.4375" table:style-name="ce1">
            <text:p>2273.4375</text:p>
          </table:table-cell>
          <table:table-cell office:value-type="float" office:value="0.17437982559204099" table:style-name="ce1">
            <text:p>0.174379826</text:p>
          </table:table-cell>
          <table:table-cell office:value-type="float" office:value="2.3489932885906399" table:style-name="ce1">
            <text:p>2.348993289</text:p>
          </table:table-cell>
          <table:table-cell office:value-type="float" office:value="2328.125" table:style-name="ce1">
            <text:p>2328.125</text:p>
          </table:table-cell>
          <table:table-cell office:value-type="float" office:value="0.17964148521423301" table:style-name="ce1">
            <text:p>0.17964148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291.5304292637302" table:style-name="ce1">
            <text:p>2291.530429</text:p>
          </table:table-cell>
          <table:table-cell office:value-type="float" office:value="4.8883199691772503E-2" table:style-name="ce1">
            <text:p>0.0488832</text:p>
          </table:table-cell>
          <table:table-cell office:value-type="float" office:value="1.57184733363836" table:style-name="ce1">
            <text:p>1.571847334</text:p>
          </table:table-cell>
          <table:table-cell office:value-type="float" office:value="83.957540671914302" table:formula="of:=100*([.C8]-[.J8])/[.C8]" table:style-name="ce1">
            <text:p>83.95754067</text:p>
          </table:table-cell>
          <table:table-cell office:value-type="string" office:string-value="OK" table:formula="of:=IF(ABS([.B8]-[.I8])/[.B8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Primates12_n10</text:p>
          </table:table-cell>
          <table:table-cell office:value-type="float" office:value="0.122039276562512" table:style-name="ce1">
            <text:p>0.122039277</text:p>
          </table:table-cell>
          <table:table-cell office:value-type="float" office:value="1.84169769287109" table:style-name="ce1">
            <text:p>1.841697693</text:p>
          </table:table-cell>
          <table:table-cell office:value-type="float" office:value="740" table:style-name="ce1">
            <text:p>740</text:p>
          </table:table-cell>
          <table:table-cell office:value-type="float" office:value="353" table:style-name="ce1">
            <text:p>353</text:p>
          </table:table-cell>
          <table:table-cell office:value-type="float" office:value="0.10471441047161301" table:style-name="ce1">
            <text:p>0.10471441</text:p>
          </table:table-cell>
          <table:table-cell office:value-type="float" office:value="0.22688865661621099" table:style-name="ce1">
            <text:p>0.226888657</text:p>
          </table:table-cell>
          <table:table-cell office:value-type="float" office:value="14.196139619055399" table:style-name="ce1">
            <text:p>14.19613962</text:p>
          </table:table-cell>
          <table:table-cell office:value-type="float" office:value="0.12203927656249999" table:style-name="ce1">
            <text:p>0.122039277</text:p>
          </table:table-cell>
          <table:table-cell office:value-type="float" office:value="0.1370849609375" table:style-name="ce1">
            <text:p>0.137084961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.119853811503445" table:style-name="ce1">
            <text:p>0.119853812</text:p>
          </table:table-cell>
          <table:table-cell office:value-type="float" office:value="6.5448522567748996E-2" table:style-name="ce1">
            <text:p>0.065448523</text:p>
          </table:table-cell>
          <table:table-cell office:value-type="float" office:value="1.7907882778506801" table:style-name="ce1">
            <text:p>1.790788278</text:p>
          </table:table-cell>
          <table:table-cell office:value-type="float" office:value="92.556598106837328" table:formula="of:=100*([.C9]-[.J9])/[.C9]" table:style-name="ce1">
            <text:p>92.55659811</text:p>
          </table:table-cell>
          <table:table-cell office:value-type="string" office:string-value="OK" table:formula="of:=IF(ABS([.B9]-[.I9])/[.B9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Primates12_n11</text:p>
          </table:table-cell>
          <table:table-cell office:value-type="float" office:value="0.1625166890625" table:style-name="ce1">
            <text:p>0.162516689</text:p>
          </table:table-cell>
          <table:table-cell office:value-type="float" office:value="4.5224268436431903" table:style-name="ce1">
            <text:p>4.522426844</text:p>
          </table:table-cell>
          <table:table-cell office:value-type="float" office:value="1184" table:style-name="ce1">
            <text:p>1184</text:p>
          </table:table-cell>
          <table:table-cell office:value-type="float" office:value="364" table:style-name="ce1">
            <text:p>364</text:p>
          </table:table-cell>
          <table:table-cell office:value-type="float" office:value="0.14064042347932501" table:style-name="ce1">
            <text:p>0.140640423</text:p>
          </table:table-cell>
          <table:table-cell office:value-type="float" office:value="0.33448624610900901" table:style-name="ce1">
            <text:p>0.334486246</text:p>
          </table:table-cell>
          <table:table-cell office:value-type="float" office:value="13.460934818061499" table:style-name="ce1">
            <text:p>13.46093482</text:p>
          </table:table-cell>
          <table:table-cell office:value-type="float" office:value="0.1625166890625" table:style-name="ce1">
            <text:p>0.162516689</text:p>
          </table:table-cell>
          <table:table-cell office:value-type="float" office:value="0.40859460830688499" table:style-name="ce1">
            <text:p>0.408594608</text:p>
          </table:table-cell>
          <table:table-cell office:value-type="float" office:value="95" table:style-name="ce1">
            <text:p>95</text:p>
          </table:table-cell>
          <table:table-cell office:value-type="float" office:value="171" table:style-name="ce1">
            <text:p>171</text:p>
          </table:table-cell>
          <table:table-cell office:value-type="float" office:value="0.15927442365028699" table:style-name="ce1">
            <text:p>0.159274424</text:p>
          </table:table-cell>
          <table:table-cell office:value-type="float" office:value="8.4780216217041002E-2" table:style-name="ce1">
            <text:p>0.084780216</text:p>
          </table:table-cell>
          <table:table-cell office:value-type="float" office:value="1.9950353597014601" table:style-name="ce1">
            <text:p>1.99503536</text:p>
          </table:table-cell>
          <table:table-cell office:value-type="float" office:value="90.965147200087642" table:formula="of:=100*([.C10]-[.J10])/[.C10]" table:style-name="ce1">
            <text:p>90.9651472</text:p>
          </table:table-cell>
          <table:table-cell office:value-type="string" office:string-value="OK" table:formula="of:=IF(ABS([.B10]-[.I10])/[.B10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2-M17_n10</text:p>
          </table:table-cell>
          <table:table-cell office:value-type="float" office:value="0.10266960375" table:style-name="ce1">
            <text:p>0.102669604</text:p>
          </table:table-cell>
          <table:table-cell office:value-type="float" office:value="2.3654339313507098" table:style-name="ce1">
            <text:p>2.365433931</text:p>
          </table:table-cell>
          <table:table-cell office:value-type="float" office:value="1508" table:style-name="ce1">
            <text:p>1508</text:p>
          </table:table-cell>
          <table:table-cell office:value-type="float" office:value="712" table:style-name="ce1">
            <text:p>712</text:p>
          </table:table-cell>
          <table:table-cell office:value-type="float" office:value="9.9846133517037305E-2" table:style-name="ce1">
            <text:p>0.099846134</text:p>
          </table:table-cell>
          <table:table-cell office:value-type="float" office:value="0.271521806716919" table:style-name="ce1">
            <text:p>0.271521807</text:p>
          </table:table-cell>
          <table:table-cell office:value-type="float" office:value="2.7500546703558402" table:style-name="ce1">
            <text:p>2.75005467</text:p>
          </table:table-cell>
          <table:table-cell office:value-type="float" office:value="0.10266960375" table:style-name="ce1">
            <text:p>0.102669604</text:p>
          </table:table-cell>
          <table:table-cell office:value-type="float" office:value="0.126848459243774" table:style-name="ce1">
            <text:p>0.126848459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.102190235160421" table:style-name="ce1">
            <text:p>0.102190235</text:p>
          </table:table-cell>
          <table:table-cell office:value-type="float" office:value="6.5769910812377902E-2" table:style-name="ce1">
            <text:p>0.065769911</text:p>
          </table:table-cell>
          <table:table-cell office:value-type="float" office:value="0.46690410021043899" table:style-name="ce1">
            <text:p>0.4669041</text:p>
          </table:table-cell>
          <table:table-cell office:value-type="float" office:value="94.637412714742752" table:formula="of:=100*([.C11]-[.J11])/[.C11]" table:style-name="ce1">
            <text:p>94.63741271</text:p>
          </table:table-cell>
          <table:table-cell office:value-type="string" office:string-value="OK" table:formula="of:=IF(ABS([.B11]-[.I11])/[.B11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2-M17_n11</text:p>
          </table:table-cell>
          <table:table-cell office:value-type="float" office:value="0.12755520687499999" table:style-name="ce1">
            <text:p>0.127555207</text:p>
          </table:table-cell>
          <table:table-cell office:value-type="float" office:value="5.7913911342620903" table:style-name="ce1">
            <text:p>5.791391134</text:p>
          </table:table-cell>
          <table:table-cell office:value-type="float" office:value="2505" table:style-name="ce1">
            <text:p>2505</text:p>
          </table:table-cell>
          <table:table-cell office:value-type="float" office:value="1071" table:style-name="ce1">
            <text:p>1071</text:p>
          </table:table-cell>
          <table:table-cell office:value-type="float" office:value="0.121839032075942" table:style-name="ce1">
            <text:p>0.121839032</text:p>
          </table:table-cell>
          <table:table-cell office:value-type="float" office:value="0.35021591186523399" table:style-name="ce1">
            <text:p>0.350215912</text:p>
          </table:table-cell>
          <table:table-cell office:value-type="float" office:value="4.4813339565664503" table:style-name="ce1">
            <text:p>4.481333957</text:p>
          </table:table-cell>
          <table:table-cell office:value-type="float" office:value="0.12755520687499999" table:style-name="ce1">
            <text:p>0.127555207</text:p>
          </table:table-cell>
          <table:table-cell office:value-type="float" office:value="0.28605151176452598" table:style-name="ce1">
            <text:p>0.286051512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0.12659910352720899" table:style-name="ce1">
            <text:p>0.126599104</text:p>
          </table:table-cell>
          <table:table-cell office:value-type="float" office:value="8.7777137756347698E-2" table:style-name="ce1">
            <text:p>0.087777138</text:p>
          </table:table-cell>
          <table:table-cell office:value-type="float" office:value="0.74956042267121503" table:style-name="ce1">
            <text:p>0.749560423</text:p>
          </table:table-cell>
          <table:table-cell office:value-type="float" office:value="95.060746112065644" table:formula="of:=100*([.C12]-[.J12])/[.C12]" table:style-name="ce1">
            <text:p>95.06074611</text:p>
          </table:table-cell>
          <table:table-cell office:value-type="string" office:string-value="OK" table:formula="of:=IF(ABS([.B12]-[.I12])/[.B12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3-M18_n10</text:p>
          </table:table-cell>
          <table:table-cell office:value-type="float" office:value="0.18587019062499999" table:style-name="ce1">
            <text:p>0.185870191</text:p>
          </table:table-cell>
          <table:table-cell office:value-type="float" office:value="2.8673536777496298" table:style-name="ce1">
            <text:p>2.867353678</text:p>
          </table:table-cell>
          <table:table-cell office:value-type="float" office:value="1815" table:style-name="ce1">
            <text:p>1815</text:p>
          </table:table-cell>
          <table:table-cell office:value-type="float" office:value="677" table:style-name="ce1">
            <text:p>677</text:p>
          </table:table-cell>
          <table:table-cell office:value-type="float" office:value="0.17381952975921999" table:style-name="ce1">
            <text:p>0.17381953</text:p>
          </table:table-cell>
          <table:table-cell office:value-type="float" office:value="0.25322556495666498" table:style-name="ce1">
            <text:p>0.253225565</text:p>
          </table:table-cell>
          <table:table-cell office:value-type="float" office:value="6.4833746741526204" table:style-name="ce1">
            <text:p>6.483374674</text:p>
          </table:table-cell>
          <table:table-cell office:value-type="float" office:value="0.18587019062499999" table:style-name="ce1">
            <text:p>0.185870191</text:p>
          </table:table-cell>
          <table:table-cell office:value-type="float" office:value="0.10731315612793001" table:style-name="ce1">
            <text:p>0.107313156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.184762499878248" table:style-name="ce1">
            <text:p>0.1847625</text:p>
          </table:table-cell>
          <table:table-cell office:value-type="float" office:value="6.6039323806762695E-2" table:style-name="ce1">
            <text:p>0.066039324</text:p>
          </table:table-cell>
          <table:table-cell office:value-type="float" office:value="0.595948571972582" table:style-name="ce1">
            <text:p>0.595948572</text:p>
          </table:table-cell>
          <table:table-cell office:value-type="float" office:value="96.257414738869869" table:formula="of:=100*([.C13]-[.J13])/[.C13]" table:style-name="ce1">
            <text:p>96.25741474</text:p>
          </table:table-cell>
          <table:table-cell office:value-type="string" office:string-value="OK" table:formula="of:=IF(ABS([.B13]-[.I13])/[.B13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3-M18_n11</text:p>
          </table:table-cell>
          <table:table-cell office:value-type="float" office:value="0.19381942031249999" table:style-name="ce1">
            <text:p>0.19381942</text:p>
          </table:table-cell>
          <table:table-cell office:value-type="float" office:value="7.7916018962860099" table:style-name="ce1">
            <text:p>7.791601896</text:p>
          </table:table-cell>
          <table:table-cell office:value-type="float" office:value="3668" table:style-name="ce1">
            <text:p>3668</text:p>
          </table:table-cell>
          <table:table-cell office:value-type="float" office:value="1218" table:style-name="ce1">
            <text:p>1218</text:p>
          </table:table-cell>
          <table:table-cell office:value-type="float" office:value="0.18101686394590699" table:style-name="ce1">
            <text:p>0.181016864</text:p>
          </table:table-cell>
          <table:table-cell office:value-type="float" office:value="0.34665060043335" table:style-name="ce1">
            <text:p>0.3466506</text:p>
          </table:table-cell>
          <table:table-cell office:value-type="float" office:value="6.6054043222041399" table:style-name="ce1">
            <text:p>6.605404322</text:p>
          </table:table-cell>
          <table:table-cell office:value-type="float" office:value="0.19381942031249999" table:style-name="ce1">
            <text:p>0.19381942</text:p>
          </table:table-cell>
          <table:table-cell office:value-type="float" office:value="0.16173171997070299" table:style-name="ce1">
            <text:p>0.16173172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.19149384727725699" table:style-name="ce1">
            <text:p>0.191493847</text:p>
          </table:table-cell>
          <table:table-cell office:value-type="float" office:value="8.5958480834960896E-2" table:style-name="ce1">
            <text:p>0.085958481</text:p>
          </table:table-cell>
          <table:table-cell office:value-type="float" office:value="1.1998658501266899" table:style-name="ce1">
            <text:p>1.19986585</text:p>
          </table:table-cell>
          <table:table-cell office:value-type="float" office:value="97.924281526141684" table:formula="of:=100*([.C14]-[.J14])/[.C14]" table:style-name="ce1">
            <text:p>97.92428153</text:p>
          </table:table-cell>
          <table:table-cell office:value-type="string" office:string-value="OK" table:formula="of:=IF(ABS([.B14]-[.I14])/[.B14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4-SeedPlant500_n10</text:p>
          </table:table-cell>
          <table:table-cell office:value-type="float" office:value="8.9314032968749998E-2" table:style-name="ce1">
            <text:p>0.089314033</text:p>
          </table:table-cell>
          <table:table-cell office:value-type="float" office:value="1.72373294830322" table:style-name="ce1">
            <text:p>1.723732948</text:p>
          </table:table-cell>
          <table:table-cell office:value-type="float" office:value="691" table:style-name="ce1">
            <text:p>691</text:p>
          </table:table-cell>
          <table:table-cell office:value-type="float" office:value="505" table:style-name="ce1">
            <text:p>505</text:p>
          </table:table-cell>
          <table:table-cell office:value-type="float" office:value="7.7932619445370693E-2" table:style-name="ce1">
            <text:p>0.077932619</text:p>
          </table:table-cell>
          <table:table-cell office:value-type="float" office:value="0.25441598892211897" table:style-name="ce1">
            <text:p>0.254415989</text:p>
          </table:table-cell>
          <table:table-cell office:value-type="float" office:value="12.74314141358" table:style-name="ce1">
            <text:p>12.74314141</text:p>
          </table:table-cell>
          <table:table-cell office:value-type="float" office:value="8.9314032968749998E-2" table:style-name="ce1">
            <text:p>0.089314033</text:p>
          </table:table-cell>
          <table:table-cell office:value-type="float" office:value="9.8845243453979506E-2" table:style-name="ce1">
            <text:p>0.098845243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8.7479070528501707E-2" table:style-name="ce1">
            <text:p>0.087479071</text:p>
          </table:table-cell>
          <table:table-cell office:value-type="float" office:value="6.5529584884643596E-2" table:style-name="ce1">
            <text:p>0.065529585</text:p>
          </table:table-cell>
          <table:table-cell office:value-type="float" office:value="2.05450630685365" table:style-name="ce1">
            <text:p>2.054506307</text:p>
          </table:table-cell>
          <table:table-cell office:value-type="float" office:value="94.265628933340338" table:formula="of:=100*([.C15]-[.J15])/[.C15]" table:style-name="ce1">
            <text:p>94.26562893</text:p>
          </table:table-cell>
          <table:table-cell office:value-type="string" office:string-value="OK" table:formula="of:=IF(ABS([.B15]-[.I15])/[.B15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4-SeedPlant500_n11</text:p>
          </table:table-cell>
          <table:table-cell office:value-type="float" office:value="0.10070804234375" table:style-name="ce1">
            <text:p>0.100708042</text:p>
          </table:table-cell>
          <table:table-cell office:value-type="float" office:value="4.9139218330383301" table:style-name="ce1">
            <text:p>4.913921833</text:p>
          </table:table-cell>
          <table:table-cell office:value-type="float" office:value="1500" table:style-name="ce1">
            <text:p>1500</text:p>
          </table:table-cell>
          <table:table-cell office:value-type="float" office:value="697" table:style-name="ce1">
            <text:p>697</text:p>
          </table:table-cell>
          <table:table-cell office:value-type="float" office:value="8.4714345586807696E-2" table:style-name="ce1">
            <text:p>0.084714346</text:p>
          </table:table-cell>
          <table:table-cell office:value-type="float" office:value="0.32625579833984403" table:style-name="ce1">
            <text:p>0.326255798</text:p>
          </table:table-cell>
          <table:table-cell office:value-type="float" office:value="15.881250776725899" table:style-name="ce1">
            <text:p>15.88125078</text:p>
          </table:table-cell>
          <table:table-cell office:value-type="float" office:value="0.10070804234375" table:style-name="ce1">
            <text:p>0.100708042</text:p>
          </table:table-cell>
          <table:table-cell office:value-type="float" office:value="0.15521502494812001" table:style-name="ce1">
            <text:p>0.155215025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9.8444887756616001E-2" table:style-name="ce1">
            <text:p>0.098444888</text:p>
          </table:table-cell>
          <table:table-cell office:value-type="float" office:value="0.11302232742309599" table:style-name="ce1">
            <text:p>0.113022327</text:p>
          </table:table-cell>
          <table:table-cell office:value-type="float" office:value="2.2472431540363802" table:style-name="ce1">
            <text:p>2.247243154</text:p>
          </table:table-cell>
          <table:table-cell office:value-type="float" office:value="96.841320838590775" table:formula="of:=100*([.C16]-[.J16])/[.C16]" table:style-name="ce1">
            <text:p>96.84132084</text:p>
          </table:table-cell>
          <table:table-cell office:value-type="string" office:string-value="OK" table:formula="of:=IF(ABS([.B16]-[.I16])/[.B16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5-M43_n10</text:p>
          </table:table-cell>
          <table:table-cell office:value-type="float" office:value="0.102558558125" table:style-name="ce1">
            <text:p>0.102558558</text:p>
          </table:table-cell>
          <table:table-cell office:value-type="float" office:value="1.5947911739349401" table:style-name="ce1">
            <text:p>1.594791174</text:p>
          </table:table-cell>
          <table:table-cell office:value-type="float" office:value="298" table:style-name="ce1">
            <text:p>298</text:p>
          </table:table-cell>
          <table:table-cell office:value-type="float" office:value="384" table:style-name="ce1">
            <text:p>384</text:p>
          </table:table-cell>
          <table:table-cell office:value-type="float" office:value="9.824433823091E-2" table:style-name="ce1">
            <text:p>0.098244338</text:p>
          </table:table-cell>
          <table:table-cell office:value-type="float" office:value="0.219865322113037" table:style-name="ce1">
            <text:p>0.219865322</text:p>
          </table:table-cell>
          <table:table-cell office:value-type="float" office:value="4.2065917978602103" table:style-name="ce1">
            <text:p>4.206591798</text:p>
          </table:table-cell>
          <table:table-cell office:value-type="float" office:value="0.102558558125" table:style-name="ce1">
            <text:p>0.102558558</text:p>
          </table:table-cell>
          <table:table-cell office:value-type="float" office:value="0.116941213607788" table:style-name="ce1">
            <text:p>0.116941214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.10200335815026799" table:style-name="ce1">
            <text:p>0.102003358</text:p>
          </table:table-cell>
          <table:table-cell office:value-type="float" office:value="6.3530445098876995E-2" table:style-name="ce1">
            <text:p>0.063530445</text:p>
          </table:table-cell>
          <table:table-cell office:value-type="float" office:value="0.54134923977264104" table:style-name="ce1">
            <text:p>0.54134924</text:p>
          </table:table-cell>
          <table:table-cell office:value-type="float" office:value="92.667302433129791" table:formula="of:=100*([.C17]-[.J17])/[.C17]" table:style-name="ce1">
            <text:p>92.66730243</text:p>
          </table:table-cell>
          <table:table-cell office:value-type="string" office:string-value="OK" table:formula="of:=IF(ABS([.B17]-[.I17])/[.B17]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5-M43_n11</text:p>
          </table:table-cell>
          <table:table-cell office:value-type="float" office:value="0.102188571125" table:style-name="ce1">
            <text:p>0.102188571</text:p>
          </table:table-cell>
          <table:table-cell office:value-type="float" office:value="4.5674717426300102" table:style-name="ce1">
            <text:p>4.567471743</text:p>
          </table:table-cell>
          <table:table-cell office:value-type="float" office:value="1014" table:style-name="ce1">
            <text:p>1014</text:p>
          </table:table-cell>
          <table:table-cell office:value-type="float" office:value="478" table:style-name="ce1">
            <text:p>478</text:p>
          </table:table-cell>
          <table:table-cell office:value-type="float" office:value="9.2594477424825697E-2" table:style-name="ce1">
            <text:p>0.092594477</text:p>
          </table:table-cell>
          <table:table-cell office:value-type="float" office:value="0.333475351333618" table:style-name="ce1">
            <text:p>0.333475351</text:p>
          </table:table-cell>
          <table:table-cell office:value-type="float" office:value="9.3886171364883104" table:style-name="ce1">
            <text:p>9.388617136</text:p>
          </table:table-cell>
          <table:table-cell office:value-type="float" office:value="0.102188571125" table:style-name="ce1">
            <text:p>0.102188571</text:p>
          </table:table-cell>
          <table:table-cell office:value-type="float" office:value="0.27688169479370101" table:style-name="ce1">
            <text:p>0.276881695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.100224470574622" table:style-name="ce1">
            <text:p>0.100224471</text:p>
          </table:table-cell>
          <table:table-cell office:value-type="float" office:value="8.4774971008300795E-2" table:style-name="ce1">
            <text:p>0.084774971</text:p>
          </table:table-cell>
          <table:table-cell office:value-type="float" office:value="1.9220354377742099" table:style-name="ce1">
            <text:p>1.922035438</text:p>
          </table:table-cell>
          <table:table-cell office:value-type="float" office:value="93.937965894578923" table:formula="of:=100*([.C18]-[.J18])/[.C18]" table:style-name="ce1">
            <text:p>93.93796589</text:p>
          </table:table-cell>
          <table:table-cell office:value-type="string" office:string-value="OK" table:formula="of:=IF(ABS([.B18]-[.I18])/[.B18]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6-M62_n10</text:p>
          </table:table-cell>
          <table:table-cell office:value-type="float" office:value="0.160035371875" table:style-name="ce1">
            <text:p>0.160035372</text:p>
          </table:table-cell>
          <table:table-cell office:value-type="float" office:value="1.39545154571533" table:style-name="ce1">
            <text:p>1.395451546</text:p>
          </table:table-cell>
          <table:table-cell office:value-type="float" office:value="224" table:style-name="ce1">
            <text:p>224</text:p>
          </table:table-cell>
          <table:table-cell office:value-type="float" office:value="301" table:style-name="ce1">
            <text:p>301</text:p>
          </table:table-cell>
          <table:table-cell office:value-type="float" office:value="0.14839879709421699" table:style-name="ce1">
            <text:p>0.148398797</text:p>
          </table:table-cell>
          <table:table-cell office:value-type="float" office:value="0.24794650077819799" table:style-name="ce1">
            <text:p>0.247946501</text:p>
          </table:table-cell>
          <table:table-cell office:value-type="float" office:value="7.2712517516892499" table:style-name="ce1">
            <text:p>7.271251752</text:p>
          </table:table-cell>
          <table:table-cell office:value-type="float" office:value="0.160035371875" table:style-name="ce1">
            <text:p>0.160035372</text:p>
          </table:table-cell>
          <table:table-cell office:value-type="float" office:value="0.106001377105713" table:style-name="ce1">
            <text:p>0.106001377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0.15845451714915801" table:style-name="ce1">
            <text:p>0.158454517</text:p>
          </table:table-cell>
          <table:table-cell office:value-type="float" office:value="6.2522888183593806E-2" table:style-name="ce1">
            <text:p>0.062522888</text:p>
          </table:table-cell>
          <table:table-cell office:value-type="float" office:value="0.98781582303965398" table:style-name="ce1">
            <text:p>0.987815823</text:p>
          </table:table-cell>
          <table:table-cell office:value-type="float" office:value="92.403793780501687" table:formula="of:=100*([.C19]-[.J19])/[.C19]" table:style-name="ce1">
            <text:p>92.40379378</text:p>
          </table:table-cell>
          <table:table-cell office:value-type="string" office:string-value="OK" table:formula="of:=IF(ABS([.B19]-[.I19])/[.B19]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6-M62_n11</text:p>
          </table:table-cell>
          <table:table-cell office:value-type="float" office:value="0.17110586250000001" table:style-name="ce1">
            <text:p>0.171105863</text:p>
          </table:table-cell>
          <table:table-cell office:value-type="float" office:value="4.3390572071075404" table:style-name="ce1">
            <text:p>4.339057207</text:p>
          </table:table-cell>
          <table:table-cell office:value-type="float" office:value="1111" table:style-name="ce1">
            <text:p>1111</text:p>
          </table:table-cell>
          <table:table-cell office:value-type="float" office:value="609" table:style-name="ce1">
            <text:p>609</text:p>
          </table:table-cell>
          <table:table-cell office:value-type="float" office:value="0.15942087867721999" table:style-name="ce1">
            <text:p>0.159420879</text:p>
          </table:table-cell>
          <table:table-cell office:value-type="float" office:value="0.33275866508483898" table:style-name="ce1">
            <text:p>0.332758665</text:p>
          </table:table-cell>
          <table:table-cell office:value-type="float" office:value="6.8290961233314897" table:style-name="ce1">
            <text:p>6.829096123</text:p>
          </table:table-cell>
          <table:table-cell office:value-type="float" office:value="0.17110586250000001" table:style-name="ce1">
            <text:p>0.171105863</text:p>
          </table:table-cell>
          <table:table-cell office:value-type="float" office:value="0.155902624130249" table:style-name="ce1">
            <text:p>0.155902624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.16872286222292601" table:style-name="ce1">
            <text:p>0.168722862</text:p>
          </table:table-cell>
          <table:table-cell office:value-type="float" office:value="8.2720279693603502E-2" table:style-name="ce1">
            <text:p>0.08272028</text:p>
          </table:table-cell>
          <table:table-cell office:value-type="float" office:value="1.3927052190126801" table:style-name="ce1">
            <text:p>1.392705219</text:p>
          </table:table-cell>
          <table:table-cell office:value-type="float" office:value="96.406993116502946" table:formula="of:=100*([.C20]-[.J20])/[.C20]" table:style-name="ce1">
            <text:p>96.40699312</text:p>
          </table:table-cell>
          <table:table-cell office:value-type="string" office:string-value="OK" table:formula="of:=IF(ABS([.B20]-[.I20])/[.B20]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7-RbcL55_n10</text:p>
          </table:table-cell>
          <table:table-cell office:value-type="float" office:value="0.1489087371875" table:style-name="ce1">
            <text:p>0.148908737</text:p>
          </table:table-cell>
          <table:table-cell office:value-type="float" office:value="2.3731734752654998" table:style-name="ce1">
            <text:p>2.373173475</text:p>
          </table:table-cell>
          <table:table-cell office:value-type="float" office:value="936" table:style-name="ce1">
            <text:p>936</text:p>
          </table:table-cell>
          <table:table-cell office:value-type="float" office:value="622" table:style-name="ce1">
            <text:p>622</text:p>
          </table:table-cell>
          <table:table-cell office:value-type="float" office:value="0.14326263857794999" table:style-name="ce1">
            <text:p>0.143262639</text:p>
          </table:table-cell>
          <table:table-cell office:value-type="float" office:value="0.253637075424194" table:style-name="ce1">
            <text:p>0.253637075</text:p>
          </table:table-cell>
          <table:table-cell office:value-type="float" office:value="3.7916503196458202" table:style-name="ce1">
            <text:p>3.79165032</text:p>
          </table:table-cell>
          <table:table-cell office:value-type="float" office:value="0.1489087371875" table:style-name="ce1">
            <text:p>0.148908737</text:p>
          </table:table-cell>
          <table:table-cell office:value-type="float" office:value="0.113173007965088" table:style-name="ce1">
            <text:p>0.113173008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0.14765472406434199" table:style-name="ce1">
            <text:p>0.147654724</text:p>
          </table:table-cell>
          <table:table-cell office:value-type="float" office:value="6.4095497131347698E-2" table:style-name="ce1">
            <text:p>0.064095497</text:p>
          </table:table-cell>
          <table:table-cell office:value-type="float" office:value="0.84213535541511997" table:style-name="ce1">
            <text:p>0.842135355</text:p>
          </table:table-cell>
          <table:table-cell office:value-type="float" office:value="95.23115317339257" table:formula="of:=100*([.C21]-[.J21])/[.C21]" table:style-name="ce1">
            <text:p>95.23115317</text:p>
          </table:table-cell>
          <table:table-cell office:value-type="string" office:string-value="OK" table:formula="of:=IF(ABS([.B21]-[.I21])/[.B21]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7-RbcL55_n11</text:p>
          </table:table-cell>
          <table:table-cell office:value-type="float" office:value="0.16047104398437501" table:style-name="ce1">
            <text:p>0.160471044</text:p>
          </table:table-cell>
          <table:table-cell office:value-type="float" office:value="6.4006054401397696" table:style-name="ce1">
            <text:p>6.40060544</text:p>
          </table:table-cell>
          <table:table-cell office:value-type="float" office:value="2724" table:style-name="ce1">
            <text:p>2724</text:p>
          </table:table-cell>
          <table:table-cell office:value-type="float" office:value="738" table:style-name="ce1">
            <text:p>738</text:p>
          </table:table-cell>
          <table:table-cell office:value-type="float" office:value="0.15387088608872199" table:style-name="ce1">
            <text:p>0.153870886</text:p>
          </table:table-cell>
          <table:table-cell office:value-type="float" office:value="0.36985158920288103" table:style-name="ce1">
            <text:p>0.369851589</text:p>
          </table:table-cell>
          <table:table-cell office:value-type="float" office:value="4.1129899399768801" table:style-name="ce1">
            <text:p>4.11298994</text:p>
          </table:table-cell>
          <table:table-cell office:value-type="float" office:value="0.16047104398437501" table:style-name="ce1">
            <text:p>0.160471044</text:p>
          </table:table-cell>
          <table:table-cell office:value-type="float" office:value="0.16441798210144001" table:style-name="ce1">
            <text:p>0.164417982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.15929141399265601" table:style-name="ce1">
            <text:p>0.159291414</text:p>
          </table:table-cell>
          <table:table-cell office:value-type="float" office:value="8.5535526275634793E-2" table:style-name="ce1">
            <text:p>0.085535526</text:p>
          </table:table-cell>
          <table:table-cell office:value-type="float" office:value="0.73510457863853496" table:style-name="ce1">
            <text:p>0.735104579</text:p>
          </table:table-cell>
          <table:table-cell office:value-type="float" office:value="97.43121203706238" table:formula="of:=100*([.C22]-[.J22])/[.C22]" table:style-name="ce1">
            <text:p>97.43121204</text:p>
          </table:table-cell>
          <table:table-cell office:value-type="string" office:string-value="OK" table:formula="of:=IF(ABS([.B22]-[.I22])/[.B22]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8-Rana64_n10</text:p>
          </table:table-cell>
          <table:table-cell office:value-type="float" office:value="4.0257204843749998E-2" table:style-name="ce1">
            <text:p>0.040257205</text:p>
          </table:table-cell>
          <table:table-cell office:value-type="float" office:value="2.33442258834839" table:style-name="ce1">
            <text:p>2.334422588</text:p>
          </table:table-cell>
          <table:table-cell office:value-type="float" office:value="1058" table:style-name="ce1">
            <text:p>1058</text:p>
          </table:table-cell>
          <table:table-cell office:value-type="float" office:value="691" table:style-name="ce1">
            <text:p>691</text:p>
          </table:table-cell>
          <table:table-cell office:value-type="float" office:value="3.3639111643601199E-2" table:style-name="ce1">
            <text:p>0.033639112</text:p>
          </table:table-cell>
          <table:table-cell office:value-type="float" office:value="0.27217054367065402" table:style-name="ce1">
            <text:p>0.272170544</text:p>
          </table:table-cell>
          <table:table-cell office:value-type="float" office:value="16.4395248647679" table:style-name="ce1">
            <text:p>16.43952486</text:p>
          </table:table-cell>
          <table:table-cell office:value-type="float" office:value="4.0257204843749998E-2" table:style-name="ce1">
            <text:p>0.040257205</text:p>
          </table:table-cell>
          <table:table-cell office:value-type="float" office:value="0.164624214172363" table:style-name="ce1">
            <text:p>0.164624214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3.8107998072385497E-2" table:style-name="ce1">
            <text:p>0.038107998</text:p>
          </table:table-cell>
          <table:table-cell office:value-type="float" office:value="6.3019275665283203E-2" table:style-name="ce1">
            <text:p>0.063019276</text:p>
          </table:table-cell>
          <table:table-cell office:value-type="float" office:value="5.3386885147796104" table:style-name="ce1">
            <text:p>5.338688515</text:p>
          </table:table-cell>
          <table:table-cell office:value-type="float" office:value="92.947968590004308" table:formula="of:=100*([.C23]-[.J23])/[.C23]" table:style-name="ce1">
            <text:p>92.94796859</text:p>
          </table:table-cell>
          <table:table-cell office:value-type="string" office:string-value="OK" table:formula="of:=IF(ABS([.B23]-[.I23])/[.B23]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8-Rana64_n11</text:p>
          </table:table-cell>
          <table:table-cell office:value-type="float" office:value="4.2560222968749999E-2" table:style-name="ce1">
            <text:p>0.042560223</text:p>
          </table:table-cell>
          <table:table-cell office:value-type="float" office:value="5.00488233566284" table:style-name="ce1">
            <text:p>5.004882336</text:p>
          </table:table-cell>
          <table:table-cell office:value-type="float" office:value="1828" table:style-name="ce1">
            <text:p>1828</text:p>
          </table:table-cell>
          <table:table-cell office:value-type="float" office:value="744" table:style-name="ce1">
            <text:p>744</text:p>
          </table:table-cell>
          <table:table-cell office:value-type="float" office:value="3.5974337508416797E-2" table:style-name="ce1">
            <text:p>0.035974338</text:p>
          </table:table-cell>
          <table:table-cell office:value-type="float" office:value="0.33370757102966297" table:style-name="ce1">
            <text:p>0.333707571</text:p>
          </table:table-cell>
          <table:table-cell office:value-type="float" office:value="15.474273866396199" table:style-name="ce1">
            <text:p>15.47427387</text:p>
          </table:table-cell>
          <table:table-cell office:value-type="float" office:value="4.25595834375E-2" table:style-name="ce1">
            <text:p>0.042559583</text:p>
          </table:table-cell>
          <table:table-cell office:value-type="float" office:value="0.28482437133789101" table:style-name="ce1">
            <text:p>0.28482437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4.0502760954122398E-2" table:style-name="ce1">
            <text:p>0.040502761</text:p>
          </table:table-cell>
          <table:table-cell office:value-type="float" office:value="0.107738018035889" table:style-name="ce1">
            <text:p>0.107738018</text:p>
          </table:table-cell>
          <table:table-cell office:value-type="float" office:value="4.8328068962379804" table:style-name="ce1">
            <text:p>4.832806896</text:p>
          </table:table-cell>
          <table:table-cell office:value-type="float" office:value="94.309069579751295" table:formula="of:=100*([.C24]-[.J24])/[.C24]" table:style-name="ce1">
            <text:p>94.30906958</text:p>
          </table:table-cell>
          <table:table-cell office:value-type="string" office:string-value="NO" table:formula="of:=IF(ABS([.B24]-[.I24])/[.B24]&lt;=0.00000001;&quot;OK&quot;;&quot;NO&quot;)" table:style-name="ce1">
            <text:p>NO</text:p>
          </table:table-cell>
          <table:table-cell office:value-type="float" office:value="1.5026501399408226E-5" table:formula="of:=([.B24]-[.I24])/[.B24]" table:style-name="ce1">
            <text:p>1.50265E-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-M82_n10</text:p>
          </table:table-cell>
          <table:table-cell office:value-type="float" office:value="5.1924106875000001E-2" table:style-name="ce1">
            <text:p>0.051924107</text:p>
          </table:table-cell>
          <table:table-cell office:value-type="float" office:value="4.3325293064117396" table:style-name="ce1">
            <text:p>4.332529306</text:p>
          </table:table-cell>
          <table:table-cell office:value-type="float" office:value="3990" table:style-name="ce1">
            <text:p>3990</text:p>
          </table:table-cell>
          <table:table-cell office:value-type="float" office:value="1597" table:style-name="ce1">
            <text:p>1597</text:p>
          </table:table-cell>
          <table:table-cell office:value-type="float" office:value="4.83112100434792E-2" table:style-name="ce1">
            <text:p>0.04831121</text:p>
          </table:table-cell>
          <table:table-cell office:value-type="float" office:value="0.25337719917297402" table:style-name="ce1">
            <text:p>0.253377199</text:p>
          </table:table-cell>
          <table:table-cell office:value-type="float" office:value="6.9580336551929403" table:style-name="ce1">
            <text:p>6.958033655</text:p>
          </table:table-cell>
          <table:table-cell office:value-type="float" office:value="5.1924106875000098E-2" table:style-name="ce1">
            <text:p>0.051924107</text:p>
          </table:table-cell>
          <table:table-cell office:value-type="float" office:value="0.17794990539550801" table:style-name="ce1">
            <text:p>0.177949905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5.0858309471768802E-2" table:style-name="ce1">
            <text:p>0.050858309</text:p>
          </table:table-cell>
          <table:table-cell office:value-type="float" office:value="6.4776659011840806E-2" table:style-name="ce1">
            <text:p>0.064776659</text:p>
          </table:table-cell>
          <table:table-cell office:value-type="float" office:value="2.0526061349442601" table:style-name="ce1">
            <text:p>2.052606135</text:p>
          </table:table-cell>
          <table:table-cell office:value-type="float" office:value="95.89270163430497" table:formula="of:=100*([.C25]-[.J25])/[.C25]" table:style-name="ce1">
            <text:p>95.89270163</text:p>
          </table:table-cell>
          <table:table-cell office:value-type="string" office:string-value="OK" table:formula="of:=IF(ABS([.B25]-[.I25])/[.B25]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09-M82_n11</text:p>
          </table:table-cell>
          <table:table-cell office:value-type="float" office:value="5.19743425E-2" table:style-name="ce1">
            <text:p>0.051974343</text:p>
          </table:table-cell>
          <table:table-cell office:value-type="float" office:value="27.341787576675401" table:style-name="ce1">
            <text:p>27.34178758</text:p>
          </table:table-cell>
          <table:table-cell office:value-type="float" office:value="11949" table:style-name="ce1">
            <text:p>11949</text:p>
          </table:table-cell>
          <table:table-cell office:value-type="float" office:value="937" table:style-name="ce1">
            <text:p>937</text:p>
          </table:table-cell>
          <table:table-cell office:value-type="float" office:value="4.7907589251435997E-2" table:style-name="ce1">
            <text:p>0.047907589</text:p>
          </table:table-cell>
          <table:table-cell office:value-type="float" office:value="0.36391425132751498" table:style-name="ce1">
            <text:p>0.363914251</text:p>
          </table:table-cell>
          <table:table-cell office:value-type="float" office:value="7.8245400575563702" table:style-name="ce1">
            <text:p>7.824540058</text:p>
          </table:table-cell>
          <table:table-cell office:value-type="float" office:value="5.19743425E-2" table:style-name="ce1">
            <text:p>0.051974343</text:p>
          </table:table-cell>
          <table:table-cell office:value-type="float" office:value="0.86649370193481501" table:style-name="ce1">
            <text:p>0.866493702</text:p>
          </table:table-cell>
          <table:table-cell office:value-type="float" office:value="1382" table:style-name="ce1">
            <text:p>1382</text:p>
          </table:table-cell>
          <table:table-cell office:value-type="float" office:value="1037" table:style-name="ce1">
            <text:p>1037</text:p>
          </table:table-cell>
          <table:table-cell office:value-type="float" office:value="5.0691729877796202E-2" table:style-name="ce1">
            <text:p>0.05069173</text:p>
          </table:table-cell>
          <table:table-cell office:value-type="float" office:value="8.5879564285278306E-2" table:style-name="ce1">
            <text:p>0.085879564</text:p>
          </table:table-cell>
          <table:table-cell office:value-type="float" office:value="2.4677803710624899" table:style-name="ce1">
            <text:p>2.467780371</text:p>
          </table:table-cell>
          <table:table-cell office:value-type="float" office:value="96.830881303920307" table:formula="of:=100*([.C26]-[.J26])/[.C26]" table:style-name="ce1">
            <text:p>96.8308813</text:p>
          </table:table-cell>
          <table:table-cell office:value-type="string" office:string-value="OK" table:formula="of:=IF(ABS([.B26]-[.I26])/[.B26]&lt;=0.00000001;&quot;OK&quot;;&quot;NO&quot;)" table:style-name="ce1">
            <text:p>OK</text:p>
          </table:table-cell>
          <table:table-cell table:number-columns-repeated="16367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topological_fast" table:style-name="ta2">
        <table:table-column table:style-name="co11" table:default-cell-style-name="ce1"/>
        <table:table-column table:style-name="co1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7" table:number-columns-repeated="6" table:default-cell-style-name="ce1"/>
        <table:table-column table:style-name="co14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3" table:default-cell-style-name="ce1"/>
        <table:table-column table:style-name="co7" table:number-columns-repeated="16367" table:default-cell-style-name="ce1"/>
        <table:table-row table:style-name="ro1">
          <table:table-cell table:style-name="ce1"/>
          <table:table-cell office:value-type="string" table:style-name="ce1">
            <text:p>Topological</text:p>
          </table:table-cell>
          <table:table-cell table:number-columns-repeated="6" table:style-name="ce1"/>
          <table:table-cell office:value-type="string" table:style-name="ce1">
            <text:p>Topological with Bunema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stance</text:p>
          </table:table-cell>
          <table:table-cell office:value-type="string" table:style-name="ce1">
            <text:p>obj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des</text:p>
          </table:table-cell>
          <table:table-cell office:value-type="string" table:style-name="ce1">
            <text:p>cuts</text:p>
          </table:table-cell>
          <table:table-cell office:value-type="string" table:style-name="ce1">
            <text:p>root obj (rlx)</text:p>
          </table:table-cell>
          <table:table-cell office:value-type="string" table:style-name="ce1">
            <text:p>time (rlx)</text:p>
          </table:table-cell>
          <table:table-cell office:value-type="string" table:style-name="ce1">
            <text:p>root gap</text:p>
          </table:table-cell>
          <table:table-cell office:value-type="string" table:style-name="ce1">
            <text:p>obj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des</text:p>
          </table:table-cell>
          <table:table-cell office:value-type="string" table:style-name="ce1">
            <text:p>cuts</text:p>
          </table:table-cell>
          <table:table-cell office:value-type="string" table:style-name="ce1">
            <text:p>root obj (rlx)</text:p>
          </table:table-cell>
          <table:table-cell office:value-type="string" table:style-name="ce1">
            <text:p>time (rlx)</text:p>
          </table:table-cell>
          <table:table-cell office:value-type="string" table:style-name="ce1">
            <text:p>root gap</text:p>
          </table:table-cell>
          <table:table-cell office:value-type="string" table:style-name="ce1">
            <text:p>Time delta (MILP)</text:p>
          </table:table-cell>
          <table:table-cell office:value-type="string" table:style-name="ce1">
            <text:p>Obj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4</text:p>
          </table:table-cell>
          <table:table-cell office:value-type="float" office:value="1500" table:style-name="ce1">
            <text:p>1500</text:p>
          </table:table-cell>
          <table:table-cell office:value-type="float" office:value="1.8590688705444301E-2" table:style-name="ce1">
            <text:p>0.0185906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0" table:style-name="ce1">
            <text:p>1500</text:p>
          </table:table-cell>
          <table:table-cell office:value-type="float" office:value="1.0506868362426701E-2" table:style-name="ce1">
            <text:p>0.010506868</text:p>
          </table:table-cell>
          <table:table-cell office:value-type="float" office:value="-3.0316490059097601E-14" table:style-name="ce2">
            <text:p>-3.03E-14</text:p>
          </table:table-cell>
          <table:table-cell office:value-type="float" office:value="1500" table:style-name="ce1">
            <text:p>1500</text:p>
          </table:table-cell>
          <table:table-cell office:value-type="float" office:value="1.9018650054931599E-2" table:style-name="ce1">
            <text:p>0.01901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0" table:style-name="ce1">
            <text:p>1500</text:p>
          </table:table-cell>
          <table:table-cell office:value-type="float" office:value="1.05834007263183E-2" table:style-name="ce1">
            <text:p>0.010583401</text:p>
          </table:table-cell>
          <table:table-cell office:value-type="float" office:value="0" table:style-name="ce1">
            <text:p>0</text:p>
          </table:table-cell>
          <table:table-cell office:value-type="float" office:value="-2.3020198781660457" table:formula="of:=100*([.C3]-[.J3])/[.C3]" table:style-name="ce1">
            <text:p>-2.302019878</text:p>
          </table:table-cell>
          <table:table-cell office:value-type="string" office:string-value="OK" table:formula="of:=IF(ABS([.B3]-[.I3])/[.B3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5</text:p>
          </table:table-cell>
          <table:table-cell office:value-type="float" office:value="6.9999999999999902" table:style-name="ce1">
            <text:p>7</text:p>
          </table:table-cell>
          <table:table-cell office:value-type="float" office:value="4.4921636581420898E-2" table:style-name="ce1">
            <text:p>0.044921637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5.375" table:style-name="ce1">
            <text:p>5.375</text:p>
          </table:table-cell>
          <table:table-cell office:value-type="float" office:value="2.2016286849975499E-2" table:style-name="ce1">
            <text:p>0.022016287</text:p>
          </table:table-cell>
          <table:table-cell office:value-type="float" office:value="23.214285714285701" table:style-name="ce1">
            <text:p>23.21428571</text:p>
          </table:table-cell>
          <table:table-cell office:value-type="float" office:value="6.9999999999999902" table:style-name="ce1">
            <text:p>7</text:p>
          </table:table-cell>
          <table:table-cell office:value-type="float" office:value="1.68678760528564E-2" table:style-name="ce1">
            <text:p>0.01686787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.2631158828735303E-2" table:style-name="ce1">
            <text:p>0.032631159</text:p>
          </table:table-cell>
          <table:table-cell office:value-type="float" office:value="-1.2688263138573199E-14" table:style-name="ce2">
            <text:p>-1.27E-14</text:p>
          </table:table-cell>
          <table:table-cell office:value-type="float" office:value="62.450441843802345" table:formula="of:=100*([.C4]-[.J4])/[.C4]" table:style-name="ce1">
            <text:p>62.45044184</text:p>
          </table:table-cell>
          <table:table-cell office:value-type="string" office:string-value="OK" table:formula="of:=IF(ABS([.B4]-[.I4])/[.B4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6</text:p>
          </table:table-cell>
          <table:table-cell office:value-type="float" office:value="1812.5" table:style-name="ce1">
            <text:p>1812.5</text:p>
          </table:table-cell>
          <table:table-cell office:value-type="float" office:value="0.10906028747558499" table:style-name="ce1">
            <text:p>0.109060287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843.75" table:style-name="ce1">
            <text:p>843.75</text:p>
          </table:table-cell>
          <table:table-cell office:value-type="float" office:value="4.7024250030517502E-2" table:style-name="ce1">
            <text:p>0.04702425</text:p>
          </table:table-cell>
          <table:table-cell office:value-type="float" office:value="53.448275862068897" table:style-name="ce1">
            <text:p>53.44827586</text:p>
          </table:table-cell>
          <table:table-cell office:value-type="float" office:value="1812.5" table:style-name="ce1">
            <text:p>1812.5</text:p>
          </table:table-cell>
          <table:table-cell office:value-type="float" office:value="7.83712863922119E-2" table:style-name="ce1">
            <text:p>0.078371286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1666.6666666666599" table:style-name="ce1">
            <text:p>1666.666667</text:p>
          </table:table-cell>
          <table:table-cell office:value-type="float" office:value="4.7144651412963798E-2" table:style-name="ce1">
            <text:p>0.047144651</text:p>
          </table:table-cell>
          <table:table-cell office:value-type="float" office:value="8.0459770114942408" table:style-name="ce1">
            <text:p>8.045977011</text:p>
          </table:table-cell>
          <table:table-cell office:value-type="float" office:value="28.139483026984824" table:formula="of:=100*([.C5]-[.J5])/[.C5]" table:style-name="ce1">
            <text:p>28.13948303</text:p>
          </table:table-cell>
          <table:table-cell office:value-type="string" office:string-value="OK" table:formula="of:=IF(ABS([.B5]-[.I5])/[.B5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7</text:p>
          </table:table-cell>
          <table:table-cell office:value-type="float" office:value="1937.5" table:style-name="ce1">
            <text:p>1937.5</text:p>
          </table:table-cell>
          <table:table-cell office:value-type="float" office:value="0.35410141944885198" table:style-name="ce1">
            <text:p>0.354101419</text:p>
          </table:table-cell>
          <table:table-cell office:value-type="float" office:value="0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562.5" table:style-name="ce1">
            <text:p>562.5</text:p>
          </table:table-cell>
          <table:table-cell office:value-type="float" office:value="9.7802877426147405E-2" table:style-name="ce1">
            <text:p>0.097802877</text:p>
          </table:table-cell>
          <table:table-cell office:value-type="float" office:value="70.967741935483801" table:style-name="ce1">
            <text:p>70.96774194</text:p>
          </table:table-cell>
          <table:table-cell office:value-type="float" office:value="1937.5" table:style-name="ce1">
            <text:p>1937.5</text:p>
          </table:table-cell>
          <table:table-cell office:value-type="float" office:value="0.26909399032592701" table:style-name="ce1">
            <text:p>0.26909399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750" table:style-name="ce1">
            <text:p>1750</text:p>
          </table:table-cell>
          <table:table-cell office:value-type="float" office:value="9.5113754272460896E-2" table:style-name="ce1">
            <text:p>0.095113754</text:p>
          </table:table-cell>
          <table:table-cell office:value-type="float" office:value="9.67741935483871" table:style-name="ce1">
            <text:p>9.677419355</text:p>
          </table:table-cell>
          <table:table-cell office:value-type="float" office:value="24.006520294450223" table:formula="of:=100*([.C6]-[.J6])/[.C6]" table:style-name="ce1">
            <text:p>24.00652029</text:p>
          </table:table-cell>
          <table:table-cell office:value-type="string" office:string-value="OK" table:formula="of:=IF(ABS([.B6]-[.I6])/[.B6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8</text:p>
          </table:table-cell>
          <table:table-cell office:value-type="float" office:value="2124.99999999999" table:style-name="ce1">
            <text:p>2125</text:p>
          </table:table-cell>
          <table:table-cell office:value-type="float" office:value="13.4191434383392" table:style-name="ce1">
            <text:p>13.41914344</text:p>
          </table:table-cell>
          <table:table-cell office:value-type="float" office:value="66295" table:style-name="ce1">
            <text:p>66295</text:p>
          </table:table-cell>
          <table:table-cell office:value-type="float" office:value="361" table:style-name="ce1">
            <text:p>361</text:p>
          </table:table-cell>
          <table:table-cell office:value-type="float" office:value="359.37499999999898" table:style-name="ce1">
            <text:p>359.375</text:p>
          </table:table-cell>
          <table:table-cell office:value-type="float" office:value="0.21848177909850999" table:style-name="ce1">
            <text:p>0.218481779</text:p>
          </table:table-cell>
          <table:table-cell office:value-type="float" office:value="83.088235294117595" table:style-name="ce1">
            <text:p>83.08823529</text:p>
          </table:table-cell>
          <table:table-cell office:value-type="float" office:value="2125" table:style-name="ce1">
            <text:p>2125</text:p>
          </table:table-cell>
          <table:table-cell office:value-type="float" office:value="7.5543198585510201" table:style-name="ce1">
            <text:p>7.554319859</text:p>
          </table:table-cell>
          <table:table-cell office:value-type="float" office:value="33237" table:style-name="ce1">
            <text:p>33237</text:p>
          </table:table-cell>
          <table:table-cell office:value-type="float" office:value="88" table:style-name="ce1">
            <text:p>88</text:p>
          </table:table-cell>
          <table:table-cell office:value-type="float" office:value="1812.49999999999" table:style-name="ce1">
            <text:p>1812.5</text:p>
          </table:table-cell>
          <table:table-cell office:value-type="float" office:value="0.22967910766601499" table:style-name="ce1">
            <text:p>0.229679108</text:p>
          </table:table-cell>
          <table:table-cell office:value-type="float" office:value="14.705882352941099" table:style-name="ce1">
            <text:p>14.70588235</text:p>
          </table:table-cell>
          <table:table-cell office:value-type="float" office:value="43.704902676813703" table:formula="of:=100*([.C7]-[.J7])/[.C7]" table:style-name="ce1">
            <text:p>43.70490268</text:p>
          </table:table-cell>
          <table:table-cell office:value-type="string" office:string-value="OK" table:formula="of:=IF(ABS([.B7]-[.I7])/[.B7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A-test_n9</text:p>
          </table:table-cell>
          <table:table-cell office:value-type="float" office:value="2328.125" table:style-name="ce1">
            <text:p>2328.125</text:p>
          </table:table-cell>
          <table:table-cell office:value-type="float" office:value="533.35775017738297" table:style-name="ce1">
            <text:p>533.3577502</text:p>
          </table:table-cell>
          <table:table-cell office:value-type="float" office:value="1571045" table:style-name="ce1">
            <text:p>1571045</text:p>
          </table:table-cell>
          <table:table-cell office:value-type="float" office:value="907" table:style-name="ce1">
            <text:p>907</text:p>
          </table:table-cell>
          <table:table-cell office:value-type="float" office:value="222.65624999999901" table:style-name="ce1">
            <text:p>222.65625</text:p>
          </table:table-cell>
          <table:table-cell office:value-type="float" office:value="0.39295935630798301" table:style-name="ce1">
            <text:p>0.392959356</text:p>
          </table:table-cell>
          <table:table-cell office:value-type="float" office:value="90.436241610738193" table:style-name="ce1">
            <text:p>90.43624161</text:p>
          </table:table-cell>
          <table:table-cell office:value-type="float" office:value="2328.1249983144598" table:style-name="ce1">
            <text:p>2328.124998</text:p>
          </table:table-cell>
          <table:table-cell office:value-type="float" office:value="223.93535709381101" table:style-name="ce1">
            <text:p>223.9353571</text:p>
          </table:table-cell>
          <table:table-cell office:value-type="float" office:value="437153" table:style-name="ce1">
            <text:p>437153</text:p>
          </table:table-cell>
          <table:table-cell office:value-type="float" office:value="178" table:style-name="ce1">
            <text:p>178</text:p>
          </table:table-cell>
          <table:table-cell office:value-type="float" office:value="1875" table:style-name="ce1">
            <text:p>1875</text:p>
          </table:table-cell>
          <table:table-cell office:value-type="float" office:value="0.39112424850463801" table:style-name="ce1">
            <text:p>0.391124249</text:p>
          </table:table-cell>
          <table:table-cell office:value-type="float" office:value="19.463087190014299" table:style-name="ce1">
            <text:p>19.46308719</text:p>
          </table:table-cell>
          <table:table-cell office:value-type="float" office:value="58.014042728481009" table:formula="of:=100*([.C8]-[.J8])/[.C8]" table:style-name="ce1">
            <text:p>58.01404273</text:p>
          </table:table-cell>
          <table:table-cell office:value-type="string" office:string-value="OK" table:formula="of:=IF(ABS([.B8]-[.I8])/[.B8]&lt;=0.00000001;&quot;OK&quot;;&quot;NO&quot;)" table:style-name="ce1">
            <text:p>O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1-Primates12_n10</text:p>
          </table:table-cell>
          <table:table-cell table:number-columns-repeated="7" table:style-name="ce1"/>
          <table:table-cell office:value-type="float" office:value="0.12203927656249999" table:style-name="ce1">
            <text:p>0.122039277</text:p>
          </table:table-cell>
          <table:table-cell office:value-type="float" office:value="551.75069975852898" table:style-name="ce1">
            <text:p>551.7506998</text:p>
          </table:table-cell>
          <table:table-cell office:value-type="float" office:value="948645" table:style-name="ce1">
            <text:p>948645</text:p>
          </table:table-cell>
          <table:table-cell office:value-type="float" office:value="782" table:style-name="ce1">
            <text:p>782</text:p>
          </table:table-cell>
          <table:table-cell office:value-type="float" office:value="7.3368872115187805E-2" table:style-name="ce1">
            <text:p>0.073368872</text:p>
          </table:table-cell>
          <table:table-cell office:value-type="float" office:value="0.69224190711975098" table:style-name="ce1">
            <text:p>0.692241907</text:p>
          </table:table-cell>
          <table:table-cell office:value-type="float" office:value="39.8809349073669" table:style-name="ce1">
            <text:p>39.8809349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1-Primates12_n11</text:p>
          </table:table-cell>
          <table:table-cell table:number-columns-repeated="7" table:style-name="ce1"/>
          <table:table-cell office:value-type="float" office:value="0.162516689062499" table:style-name="ce1">
            <text:p>0.162516689</text:p>
          </table:table-cell>
          <table:table-cell office:value-type="float" office:value="3602.6574051380098" table:style-name="ce1">
            <text:p>3602.657405</text:p>
          </table:table-cell>
          <table:table-cell office:value-type="float" office:value="1661085" table:style-name="ce1">
            <text:p>1661085</text:p>
          </table:table-cell>
          <table:table-cell office:value-type="float" office:value="430" table:style-name="ce1">
            <text:p>430</text:p>
          </table:table-cell>
          <table:table-cell office:value-type="float" office:value="9.0714754450593502E-2" table:style-name="ce1">
            <text:p>0.090714754</text:p>
          </table:table-cell>
          <table:table-cell office:value-type="float" office:value="1.2715194225311199" table:style-name="ce1">
            <text:p>1.271519423</text:p>
          </table:table-cell>
          <table:table-cell office:value-type="float" office:value="44.181268413789198" table:style-name="ce1">
            <text:p>44.18126841</text:p>
          </table:table-cell>
          <table:table-cell table:number-columns-repeated="1636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Sheet1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7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Instance</text:p>
          </table:table-cell>
          <table:table-cell office:value-type="string" table:style-name="ce1">
            <text:p>Buneman</text:p>
          </table:table-cell>
          <table:table-cell table:number-columns-repeated="3" table:style-name="ce1"/>
          <table:table-cell office:value-type="string" table:style-name="ce1">
            <text:p>Manifold</text:p>
          </table:table-cell>
          <table:table-cell table:number-columns-repeated="3" table:style-name="ce1"/>
          <table:table-cell office:value-type="string" table:style-name="ce1">
            <text:p>Comparison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Nodes</text:p>
          </table:table-cell>
          <table:table-cell office:value-type="string" table:style-name="ce1">
            <text:p>Cuts</text:p>
          </table:table-cell>
          <table:table-cell office:value-type="string" table:style-name="ce1">
            <text:p>Root gap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des</text:p>
          </table:table-cell>
          <table:table-cell office:value-type="string" table:style-name="ce1">
            <text:p>Cuts</text:p>
          </table:table-cell>
          <table:table-cell office:value-type="string" table:style-name="ce1">
            <text:p>Root gap</text:p>
          </table:table-cell>
          <table:table-cell office:value-type="string" table:style-name="ce1">
            <text:p>Delta time</text:p>
          </table:table-cell>
          <table:table-cell office:value-type="string" table:style-name="ce1">
            <text:p>Delta root gap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-A-test_n4</text:p>
          </table:table-cell>
          <table:table-cell office:value-type="float" office:value="6.9839954376220703E-3" table:style-name="ce3">
            <text:p>0.00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.0000</text:p>
          </table:table-cell>
          <table:table-cell office:value-type="float" office:value="5.6245326995849601E-3" table:style-name="ce3">
            <text:p>0.00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.0000</text:p>
          </table:table-cell>
          <table:table-cell office:value-type="float" office:value="19.465401290410689" table:formula="of:=100*([.B3]-[.F3])/[.B3]" table:style-name="ce5">
            <text:p>19.4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-A-test_n5</text:p>
          </table:table-cell>
          <table:table-cell office:value-type="float" office:value="3.6781311035156299E-2" table:style-name="ce3">
            <text:p>0.036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-1.2688263138573199E-14" table:style-name="ce3">
            <text:p>0.0000</text:p>
          </table:table-cell>
          <table:table-cell office:value-type="float" office:value="4.1751861572265599E-3" table:style-name="ce3">
            <text:p>0.004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.0000</text:p>
          </table:table-cell>
          <table:table-cell office:value-type="float" office:value="88.64862061812903" table:formula="of:=100*([.B4]-[.F4])/[.B4]" table:style-name="ce5">
            <text:p>88.6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-A-test_n6</text:p>
          </table:table-cell>
          <table:table-cell office:value-type="float" office:value="4.0727138519287102E-2" table:style-name="ce3">
            <text:p>0.0407</text:p>
          </table:table-cell>
          <table:table-cell office:value-type="float" office:value="0" table:style-name="ce4">
            <text:p>0</text:p>
          </table:table-cell>
          <table:table-cell office:value-type="float" office:value="90" table:style-name="ce4">
            <text:p>90</text:p>
          </table:table-cell>
          <table:table-cell office:value-type="float" office:value="-1.25447545072128E-14" table:style-name="ce3">
            <text:p>0.0000</text:p>
          </table:table-cell>
          <table:table-cell office:value-type="float" office:value="4.99200820922852E-3" table:style-name="ce3">
            <text:p>0.00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.0000</text:p>
          </table:table-cell>
          <table:table-cell office:value-type="float" office:value="87.742796595286308" table:formula="of:=100*([.B5]-[.F5])/[.B5]" table:style-name="ce5">
            <text:p>87.74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-A-test_n7</text:p>
          </table:table-cell>
          <table:table-cell office:value-type="float" office:value="0.38617801666259799" table:style-name="ce3">
            <text:p>0.3862</text:p>
          </table:table-cell>
          <table:table-cell office:value-type="float" office:value="10" table:style-name="ce4">
            <text:p>10</text:p>
          </table:table-cell>
          <table:table-cell office:value-type="float" office:value="128" table:style-name="ce4">
            <text:p>128</text:p>
          </table:table-cell>
          <table:table-cell office:value-type="float" office:value="1.03989813242784" table:style-name="ce3">
            <text:p>1.0399</text:p>
          </table:table-cell>
          <table:table-cell office:value-type="float" office:value="1.29921436309814E-2" table:style-name="ce3">
            <text:p>0.0130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4">
            <text:p>44</text:p>
          </table:table-cell>
          <table:table-cell office:value-type="float" office:value="9.1703527888638503E-2" table:style-name="ce3">
            <text:p>0.0917</text:p>
          </table:table-cell>
          <table:table-cell office:value-type="float" office:value="96.635711234093208" table:formula="of:=100*([.B6]-[.F6])/[.B6]" table:style-name="ce5">
            <text:p>96.64</text:p>
          </table:table-cell>
          <table:table-cell office:value-type="float" office:value="91.181489318137437" table:formula="of:=100*([.E6]-[.I6])/[.E6]" table:style-name="ce5">
            <text:p>91.1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-A-test_n8</text:p>
          </table:table-cell>
          <table:table-cell office:value-type="float" office:value="1.2612650394439699" table:style-name="ce3">
            <text:p>1.2613</text:p>
          </table:table-cell>
          <table:table-cell office:value-type="float" office:value="1846" table:style-name="ce4">
            <text:p>1846</text:p>
          </table:table-cell>
          <table:table-cell office:value-type="float" office:value="671" table:style-name="ce4">
            <text:p>671</text:p>
          </table:table-cell>
          <table:table-cell office:value-type="float" office:value="3.6764705882350501" table:style-name="ce3">
            <text:p>3.6765</text:p>
          </table:table-cell>
          <table:table-cell office:value-type="float" office:value="0.332894086837769" table:style-name="ce3">
            <text:p>0.3329</text:p>
          </table:table-cell>
          <table:table-cell office:value-type="float" office:value="988" table:style-name="ce4">
            <text:p>988</text:p>
          </table:table-cell>
          <table:table-cell office:value-type="float" office:value="186" table:style-name="ce4">
            <text:p>186</text:p>
          </table:table-cell>
          <table:table-cell office:value-type="float" office:value="1.32695432388517" table:style-name="ce3">
            <text:p>1.3270</text:p>
          </table:table-cell>
          <table:table-cell office:value-type="float" office:value="73.606333607365684" table:formula="of:=100*([.B7]-[.F7])/[.B7]" table:style-name="ce5">
            <text:p>73.61</text:p>
          </table:table-cell>
          <table:table-cell office:value-type="float" office:value="63.906842390320982" table:formula="of:=100*([.E7]-[.I7])/[.E7]" table:style-name="ce5">
            <text:p>63.9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0-A-test_n9</text:p>
          </table:table-cell>
          <table:table-cell office:value-type="float" office:value="19.334037542343101" table:style-name="ce3">
            <text:p>19.3340</text:p>
          </table:table-cell>
          <table:table-cell office:value-type="float" office:value="16994" table:style-name="ce4">
            <text:p>16994</text:p>
          </table:table-cell>
          <table:table-cell office:value-type="float" office:value="2448" table:style-name="ce4">
            <text:p>2448</text:p>
          </table:table-cell>
          <table:table-cell office:value-type="float" office:value="2.3489932885906" table:style-name="ce3">
            <text:p>2.3490</text:p>
          </table:table-cell>
          <table:table-cell office:value-type="float" office:value="1.2173156738281301" table:style-name="ce3">
            <text:p>1.2173</text:p>
          </table:table-cell>
          <table:table-cell office:value-type="float" office:value="10266" table:style-name="ce4">
            <text:p>10266</text:p>
          </table:table-cell>
          <table:table-cell office:value-type="float" office:value="695" table:style-name="ce4">
            <text:p>695</text:p>
          </table:table-cell>
          <table:table-cell office:value-type="float" office:value="1.5718473336382801" table:style-name="ce3">
            <text:p>1.5718</text:p>
          </table:table-cell>
          <table:table-cell office:value-type="float" office:value="93.703768955852553" table:formula="of:=100*([.B8]-[.F8])/[.B8]" table:style-name="ce5">
            <text:p>93.70</text:p>
          </table:table-cell>
          <table:table-cell office:value-type="float" office:value="33.084213510827389" table:formula="of:=100*([.E8]-[.I8])/[.E8]" table:style-name="ce5">
            <text:p>33.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-Primates12_n10</text:p>
          </table:table-cell>
          <table:table-cell office:value-type="float" office:value="28.060070753097499" table:style-name="ce3">
            <text:p>28.0601</text:p>
          </table:table-cell>
          <table:table-cell office:value-type="float" office:value="34798" table:style-name="ce4">
            <text:p>34798</text:p>
          </table:table-cell>
          <table:table-cell office:value-type="float" office:value="2998" table:style-name="ce4">
            <text:p>2998</text:p>
          </table:table-cell>
          <table:table-cell office:value-type="float" office:value="14.1961396190468" table:style-name="ce3">
            <text:p>14.1961</text:p>
          </table:table-cell>
          <table:table-cell office:value-type="float" office:value="0.57019996643066395" table:style-name="ce3">
            <text:p>0.5702</text:p>
          </table:table-cell>
          <table:table-cell office:value-type="float" office:value="321" table:style-name="ce4">
            <text:p>321</text:p>
          </table:table-cell>
          <table:table-cell office:value-type="float" office:value="109" table:style-name="ce4">
            <text:p>109</text:p>
          </table:table-cell>
          <table:table-cell office:value-type="float" office:value="1.79078827785071" table:style-name="ce3">
            <text:p>1.7908</text:p>
          </table:table-cell>
          <table:table-cell office:value-type="float" office:value="97.967931116610885" table:formula="of:=100*([.B9]-[.F9])/[.B9]" table:style-name="ce5">
            <text:p>97.97</text:p>
          </table:table-cell>
          <table:table-cell office:value-type="float" office:value="87.385385563213049" table:formula="of:=100*([.E9]-[.I9])/[.E9]" table:style-name="ce5">
            <text:p>87.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1-Primates12_n11</text:p>
          </table:table-cell>
          <table:table-cell office:value-type="float" office:value="484.91927599906899" table:style-name="ce3">
            <text:p>484.9193</text:p>
          </table:table-cell>
          <table:table-cell office:value-type="float" office:value="153821" table:style-name="ce4">
            <text:p>153821</text:p>
          </table:table-cell>
          <table:table-cell office:value-type="float" office:value="10122" table:style-name="ce4">
            <text:p>10122</text:p>
          </table:table-cell>
          <table:table-cell office:value-type="float" office:value="13.4609348180614" table:style-name="ce3">
            <text:p>13.4609</text:p>
          </table:table-cell>
          <table:table-cell office:value-type="float" office:value="1.49886918067932" table:style-name="ce3">
            <text:p>1.4989</text:p>
          </table:table-cell>
          <table:table-cell office:value-type="float" office:value="1732" table:style-name="ce4">
            <text:p>1732</text:p>
          </table:table-cell>
          <table:table-cell office:value-type="float" office:value="602" table:style-name="ce4">
            <text:p>602</text:p>
          </table:table-cell>
          <table:table-cell office:value-type="float" office:value="1.99503535970151" table:style-name="ce3">
            <text:p>1.9950</text:p>
          </table:table-cell>
          <table:table-cell office:value-type="float" office:value="99.690903361679901" table:formula="of:=100*([.B10]-[.F10])/[.B10]" table:style-name="ce5">
            <text:p>99.69</text:p>
          </table:table-cell>
          <table:table-cell office:value-type="float" office:value="85.179072726623374" table:formula="of:=100*([.E10]-[.I10])/[.E10]" table:style-name="ce5">
            <text:p>85.1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-M17_n10</text:p>
          </table:table-cell>
          <table:table-cell office:value-type="float" office:value="29.222273111343402" table:style-name="ce3">
            <text:p>29.2223</text:p>
          </table:table-cell>
          <table:table-cell office:value-type="float" office:value="28292" table:style-name="ce4">
            <text:p>28292</text:p>
          </table:table-cell>
          <table:table-cell office:value-type="float" office:value="2967" table:style-name="ce4">
            <text:p>2967</text:p>
          </table:table-cell>
          <table:table-cell office:value-type="float" office:value="2.74964076703889" table:style-name="ce3">
            <text:p>2.7496</text:p>
          </table:table-cell>
          <table:table-cell office:value-type="float" office:value="0.74331808090210005" table:style-name="ce3">
            <text:p>0.7433</text:p>
          </table:table-cell>
          <table:table-cell office:value-type="float" office:value="370" table:style-name="ce4">
            <text:p>370</text:p>
          </table:table-cell>
          <table:table-cell office:value-type="float" office:value="267" table:style-name="ce4">
            <text:p>267</text:p>
          </table:table-cell>
          <table:table-cell office:value-type="float" office:value="0.46690410020996798" table:style-name="ce3">
            <text:p>0.4669</text:p>
          </table:table-cell>
          <table:table-cell office:value-type="float" office:value="97.456330388570763" table:formula="of:=100*([.B11]-[.F11])/[.B11]" table:style-name="ce5">
            <text:p>97.46</text:p>
          </table:table-cell>
          <table:table-cell office:value-type="float" office:value="83.019450911299202" table:formula="of:=100*([.E11]-[.I11])/[.E11]" table:style-name="ce5">
            <text:p>83.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-M17_n11</text:p>
          </table:table-cell>
          <table:table-cell office:value-type="float" office:value="502.00586152076698" table:style-name="ce3">
            <text:p>502.0059</text:p>
          </table:table-cell>
          <table:table-cell office:value-type="float" office:value="137684" table:style-name="ce4">
            <text:p>137684</text:p>
          </table:table-cell>
          <table:table-cell office:value-type="float" office:value="9877" table:style-name="ce4">
            <text:p>9877</text:p>
          </table:table-cell>
          <table:table-cell office:value-type="float" office:value="4.4813339565560799" table:style-name="ce3">
            <text:p>4.4813</text:p>
          </table:table-cell>
          <table:table-cell office:value-type="float" office:value="1.0283222198486299" table:style-name="ce3">
            <text:p>1.0283</text:p>
          </table:table-cell>
          <table:table-cell office:value-type="float" office:value="529" table:style-name="ce4">
            <text:p>529</text:p>
          </table:table-cell>
          <table:table-cell office:value-type="float" office:value="266" table:style-name="ce4">
            <text:p>266</text:p>
          </table:table-cell>
          <table:table-cell office:value-type="float" office:value="0.74955758177673404" table:style-name="ce3">
            <text:p>0.7496</text:p>
          </table:table-cell>
          <table:table-cell office:value-type="float" office:value="99.795157328097034" table:formula="of:=100*([.B12]-[.F12])/[.B12]" table:style-name="ce5">
            <text:p>99.80</text:p>
          </table:table-cell>
          <table:table-cell office:value-type="float" office:value="83.273784345392286" table:formula="of:=100*([.E12]-[.I12])/[.E12]" table:style-name="ce5">
            <text:p>83.2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-M18_n10</text:p>
          </table:table-cell>
          <table:table-cell office:value-type="float" office:value="10.948989391326901" table:style-name="ce3">
            <text:p>10.9490</text:p>
          </table:table-cell>
          <table:table-cell office:value-type="float" office:value="11328" table:style-name="ce4">
            <text:p>11328</text:p>
          </table:table-cell>
          <table:table-cell office:value-type="float" office:value="1181" table:style-name="ce4">
            <text:p>1181</text:p>
          </table:table-cell>
          <table:table-cell office:value-type="float" office:value="6.4833746741525298" table:style-name="ce3">
            <text:p>6.4834</text:p>
          </table:table-cell>
          <table:table-cell office:value-type="float" office:value="0.41644310951232899" table:style-name="ce3">
            <text:p>0.4164</text:p>
          </table:table-cell>
          <table:table-cell office:value-type="float" office:value="3" table:style-name="ce4">
            <text:p>3</text:p>
          </table:table-cell>
          <table:table-cell office:value-type="float" office:value="138" table:style-name="ce4">
            <text:p>138</text:p>
          </table:table-cell>
          <table:table-cell office:value-type="float" office:value="0.59594857197284901" table:style-name="ce3">
            <text:p>0.5959</text:p>
          </table:table-cell>
          <table:table-cell office:value-type="float" office:value="96.196515544693014" table:formula="of:=100*([.B13]-[.F13])/[.B13]" table:style-name="ce5">
            <text:p>96.20</text:p>
          </table:table-cell>
          <table:table-cell office:value-type="float" office:value="90.808049790046297" table:formula="of:=100*([.E13]-[.I13])/[.E13]" table:style-name="ce5">
            <text:p>90.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-M18_n11</text:p>
          </table:table-cell>
          <table:table-cell office:value-type="float" office:value="132.885980129242" table:style-name="ce3">
            <text:p>132.8860</text:p>
          </table:table-cell>
          <table:table-cell office:value-type="float" office:value="63148" table:style-name="ce4">
            <text:p>63148</text:p>
          </table:table-cell>
          <table:table-cell office:value-type="float" office:value="7432" table:style-name="ce4">
            <text:p>7432</text:p>
          </table:table-cell>
          <table:table-cell office:value-type="float" office:value="6.6054043222040999" table:style-name="ce3">
            <text:p>6.6054</text:p>
          </table:table-cell>
          <table:table-cell office:value-type="float" office:value="1.3609087467193599" table:style-name="ce3">
            <text:p>1.3609</text:p>
          </table:table-cell>
          <table:table-cell office:value-type="float" office:value="166" table:style-name="ce4">
            <text:p>166</text:p>
          </table:table-cell>
          <table:table-cell office:value-type="float" office:value="223" table:style-name="ce4">
            <text:p>223</text:p>
          </table:table-cell>
          <table:table-cell office:value-type="float" office:value="1.20005404102692" table:style-name="ce3">
            <text:p>1.2001</text:p>
          </table:table-cell>
          <table:table-cell office:value-type="float" office:value="98.975882372695921" table:formula="of:=100*([.B14]-[.F14])/[.B14]" table:style-name="ce5">
            <text:p>98.98</text:p>
          </table:table-cell>
          <table:table-cell office:value-type="float" office:value="81.832239443800091" table:formula="of:=100*([.E14]-[.I14])/[.E14]" table:style-name="ce5">
            <text:p>81.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-SeedPlant500_n10</text:p>
          </table:table-cell>
          <table:table-cell office:value-type="float" office:value="15.488911867141701" table:style-name="ce3">
            <text:p>15.4889</text:p>
          </table:table-cell>
          <table:table-cell office:value-type="float" office:value="13515" table:style-name="ce4">
            <text:p>13515</text:p>
          </table:table-cell>
          <table:table-cell office:value-type="float" office:value="1937" table:style-name="ce4">
            <text:p>1937</text:p>
          </table:table-cell>
          <table:table-cell office:value-type="float" office:value="12.743141413579" table:style-name="ce3">
            <text:p>12.7431</text:p>
          </table:table-cell>
          <table:table-cell office:value-type="float" office:value="0.67358875274658203" table:style-name="ce3">
            <text:p>0.6736</text:p>
          </table:table-cell>
          <table:table-cell office:value-type="float" office:value="57" table:style-name="ce4">
            <text:p>57</text:p>
          </table:table-cell>
          <table:table-cell office:value-type="float" office:value="146" table:style-name="ce4">
            <text:p>146</text:p>
          </table:table-cell>
          <table:table-cell office:value-type="float" office:value="2.0545063068536402" table:style-name="ce3">
            <text:p>2.0545</text:p>
          </table:table-cell>
          <table:table-cell office:value-type="float" office:value="95.651155106799095" table:formula="of:=100*([.B15]-[.F15])/[.B15]" table:style-name="ce5">
            <text:p>95.65</text:p>
          </table:table-cell>
          <table:table-cell office:value-type="float" office:value="83.87755232266062" table:formula="of:=100*([.E15]-[.I15])/[.E15]" table:style-name="ce5">
            <text:p>83.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-SeedPlant500_n11</text:p>
          </table:table-cell>
          <table:table-cell office:value-type="float" office:value="496.46028685569797" table:style-name="ce3">
            <text:p>496.4603</text:p>
          </table:table-cell>
          <table:table-cell office:value-type="float" office:value="177030" table:style-name="ce4">
            <text:p>177030</text:p>
          </table:table-cell>
          <table:table-cell office:value-type="float" office:value="9672" table:style-name="ce4">
            <text:p>9672</text:p>
          </table:table-cell>
          <table:table-cell office:value-type="float" office:value="15.881250776725899" table:style-name="ce3">
            <text:p>15.8813</text:p>
          </table:table-cell>
          <table:table-cell office:value-type="float" office:value="1.2953677177429199" table:style-name="ce3">
            <text:p>1.2954</text:p>
          </table:table-cell>
          <table:table-cell office:value-type="float" office:value="93" table:style-name="ce4">
            <text:p>93</text:p>
          </table:table-cell>
          <table:table-cell office:value-type="float" office:value="165" table:style-name="ce4">
            <text:p>165</text:p>
          </table:table-cell>
          <table:table-cell office:value-type="float" office:value="2.24722137361073" table:style-name="ce3">
            <text:p>2.2472</text:p>
          </table:table-cell>
          <table:table-cell office:value-type="float" office:value="99.739079287500104" table:formula="of:=100*([.B16]-[.F16])/[.B16]" table:style-name="ce5">
            <text:p>99.74</text:p>
          </table:table-cell>
          <table:table-cell office:value-type="float" office:value="85.849846430836223" table:formula="of:=100*([.E16]-[.I16])/[.E16]" table:style-name="ce5">
            <text:p>85.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-M43_n10</text:p>
          </table:table-cell>
          <table:table-cell office:value-type="float" office:value="15.201618671417201" table:style-name="ce3">
            <text:p>15.2016</text:p>
          </table:table-cell>
          <table:table-cell office:value-type="float" office:value="15630" table:style-name="ce4">
            <text:p>15630</text:p>
          </table:table-cell>
          <table:table-cell office:value-type="float" office:value="1766" table:style-name="ce4">
            <text:p>1766</text:p>
          </table:table-cell>
          <table:table-cell office:value-type="float" office:value="4.2065917978606002" table:style-name="ce3">
            <text:p>4.2066</text:p>
          </table:table-cell>
          <table:table-cell office:value-type="float" office:value="0.55767893791198697" table:style-name="ce3">
            <text:p>0.5577</text:p>
          </table:table-cell>
          <table:table-cell office:value-type="float" office:value="83" table:style-name="ce4">
            <text:p>83</text:p>
          </table:table-cell>
          <table:table-cell office:value-type="float" office:value="125" table:style-name="ce4">
            <text:p>125</text:p>
          </table:table-cell>
          <table:table-cell office:value-type="float" office:value="0.54134923977276195" table:style-name="ce3">
            <text:p>0.5413</text:p>
          </table:table-cell>
          <table:table-cell office:value-type="float" office:value="96.331450288510638" table:formula="of:=100*([.B17]-[.F17])/[.B17]" table:style-name="ce5">
            <text:p>96.33</text:p>
          </table:table-cell>
          <table:table-cell office:value-type="float" office:value="87.130930078642692" table:formula="of:=100*([.E17]-[.I17])/[.E17]" table:style-name="ce5">
            <text:p>87.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5-M43_n11</text:p>
          </table:table-cell>
          <table:table-cell office:value-type="float" office:value="616.98006391525303" table:style-name="ce3">
            <text:p>616.9801</text:p>
          </table:table-cell>
          <table:table-cell office:value-type="float" office:value="228082" table:style-name="ce4">
            <text:p>228082</text:p>
          </table:table-cell>
          <table:table-cell office:value-type="float" office:value="7882" table:style-name="ce4">
            <text:p>7882</text:p>
          </table:table-cell>
          <table:table-cell office:value-type="float" office:value="9.3886171364883904" table:style-name="ce3">
            <text:p>9.3886</text:p>
          </table:table-cell>
          <table:table-cell office:value-type="float" office:value="1.2904126644134499" table:style-name="ce3">
            <text:p>1.2904</text:p>
          </table:table-cell>
          <table:table-cell office:value-type="float" office:value="758" table:style-name="ce4">
            <text:p>758</text:p>
          </table:table-cell>
          <table:table-cell office:value-type="float" office:value="324" table:style-name="ce4">
            <text:p>324</text:p>
          </table:table-cell>
          <table:table-cell office:value-type="float" office:value="1.92203543777418" table:style-name="ce3">
            <text:p>1.9220</text:p>
          </table:table-cell>
          <table:table-cell office:value-type="float" office:value="99.790850184651887" table:formula="of:=100*([.B18]-[.F18])/[.B18]" table:style-name="ce5">
            <text:p>99.79</text:p>
          </table:table-cell>
          <table:table-cell office:value-type="float" office:value="79.528024097347782" table:formula="of:=100*([.E18]-[.I18])/[.E18]" table:style-name="ce5">
            <text:p>79.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-M62_n10</text:p>
          </table:table-cell>
          <table:table-cell office:value-type="float" office:value="76.385039091110201" table:style-name="ce3">
            <text:p>76.3850</text:p>
          </table:table-cell>
          <table:table-cell office:value-type="float" office:value="54760" table:style-name="ce4">
            <text:p>54760</text:p>
          </table:table-cell>
          <table:table-cell office:value-type="float" office:value="6065" table:style-name="ce4">
            <text:p>6065</text:p>
          </table:table-cell>
          <table:table-cell office:value-type="float" office:value="7.27127240369391" table:style-name="ce3">
            <text:p>7.2713</text:p>
          </table:table-cell>
          <table:table-cell office:value-type="float" office:value="0.99407553672790505" table:style-name="ce3">
            <text:p>0.9941</text:p>
          </table:table-cell>
          <table:table-cell office:value-type="float" office:value="1227" table:style-name="ce4">
            <text:p>1227</text:p>
          </table:table-cell>
          <table:table-cell office:value-type="float" office:value="336" table:style-name="ce4">
            <text:p>336</text:p>
          </table:table-cell>
          <table:table-cell office:value-type="float" office:value="0.98781582303967097" table:style-name="ce3">
            <text:p>0.9878</text:p>
          </table:table-cell>
          <table:table-cell office:value-type="float" office:value="98.698599164762882" table:formula="of:=100*([.B19]-[.F19])/[.B19]" table:style-name="ce5">
            <text:p>98.70</text:p>
          </table:table-cell>
          <table:table-cell office:value-type="float" office:value="86.414814791729626" table:formula="of:=100*([.E19]-[.I19])/[.E19]" table:style-name="ce5">
            <text:p>86.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6-M62_n11</text:p>
          </table:table-cell>
          <table:table-cell office:value-type="float" office:value="1348.8333139419599" table:style-name="ce3">
            <text:p>1348.8333</text:p>
          </table:table-cell>
          <table:table-cell office:value-type="float" office:value="177285" table:style-name="ce4">
            <text:p>177285</text:p>
          </table:table-cell>
          <table:table-cell office:value-type="float" office:value="21611" table:style-name="ce4">
            <text:p>21611</text:p>
          </table:table-cell>
          <table:table-cell office:value-type="float" office:value="6.8290961233317802" table:style-name="ce3">
            <text:p>6.8291</text:p>
          </table:table-cell>
          <table:table-cell office:value-type="float" office:value="1.8707194328308101" table:style-name="ce3">
            <text:p>1.8707</text:p>
          </table:table-cell>
          <table:table-cell office:value-type="float" office:value="2755" table:style-name="ce4">
            <text:p>2755</text:p>
          </table:table-cell>
          <table:table-cell office:value-type="float" office:value="770" table:style-name="ce4">
            <text:p>770</text:p>
          </table:table-cell>
          <table:table-cell office:value-type="float" office:value="1.39270521901275" table:style-name="ce3">
            <text:p>1.3927</text:p>
          </table:table-cell>
          <table:table-cell office:value-type="float" office:value="99.861308331170761" table:formula="of:=100*([.B20]-[.F20])/[.B20]" table:style-name="ce5">
            <text:p>99.86</text:p>
          </table:table-cell>
          <table:table-cell office:value-type="float" office:value="79.60630230032146" table:formula="of:=100*([.E20]-[.I20])/[.E20]" table:style-name="ce5">
            <text:p>79.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-RbcL55_n10</text:p>
          </table:table-cell>
          <table:table-cell office:value-type="float" office:value="59.895359039306598" table:style-name="ce3">
            <text:p>59.8954</text:p>
          </table:table-cell>
          <table:table-cell office:value-type="float" office:value="66447" table:style-name="ce4">
            <text:p>66447</text:p>
          </table:table-cell>
          <table:table-cell office:value-type="float" office:value="4596" table:style-name="ce4">
            <text:p>4596</text:p>
          </table:table-cell>
          <table:table-cell office:value-type="float" office:value="3.7916503196457501" table:style-name="ce3">
            <text:p>3.7917</text:p>
          </table:table-cell>
          <table:table-cell office:value-type="float" office:value="1.04720163345337" table:style-name="ce3">
            <text:p>1.0472</text:p>
          </table:table-cell>
          <table:table-cell office:value-type="float" office:value="955" table:style-name="ce4">
            <text:p>955</text:p>
          </table:table-cell>
          <table:table-cell office:value-type="float" office:value="354" table:style-name="ce4">
            <text:p>354</text:p>
          </table:table-cell>
          <table:table-cell office:value-type="float" office:value="0.84213535541604501" table:style-name="ce3">
            <text:p>0.8421</text:p>
          </table:table-cell>
          <table:table-cell office:value-type="float" office:value="98.251614732343214" table:formula="of:=100*([.B21]-[.F21])/[.B21]" table:style-name="ce5">
            <text:p>98.25</text:p>
          </table:table-cell>
          <table:table-cell office:value-type="float" office:value="77.789741025097371" table:formula="of:=100*([.E21]-[.I21])/[.E21]" table:style-name="ce5">
            <text:p>77.7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7-RbcL55_n11</text:p>
          </table:table-cell>
          <table:table-cell office:value-type="float" office:value="2908.1092844009399" table:style-name="ce3">
            <text:p>2908.1093</text:p>
          </table:table-cell>
          <table:table-cell office:value-type="float" office:value="297646" table:style-name="ce4">
            <text:p>297646</text:p>
          </table:table-cell>
          <table:table-cell office:value-type="float" office:value="25836" table:style-name="ce4">
            <text:p>25836</text:p>
          </table:table-cell>
          <table:table-cell office:value-type="float" office:value="4.1129899399766501" table:style-name="ce3">
            <text:p>4.1130</text:p>
          </table:table-cell>
          <table:table-cell office:value-type="float" office:value="1.2787227630615201" table:style-name="ce3">
            <text:p>1.2787</text:p>
          </table:table-cell>
          <table:table-cell office:value-type="float" office:value="568" table:style-name="ce4">
            <text:p>568</text:p>
          </table:table-cell>
          <table:table-cell office:value-type="float" office:value="320" table:style-name="ce4">
            <text:p>320</text:p>
          </table:table-cell>
          <table:table-cell office:value-type="float" office:value="0.73510457863877499" table:style-name="ce3">
            <text:p>0.7351</text:p>
          </table:table-cell>
          <table:table-cell office:value-type="float" office:value="99.956029067754756" table:formula="of:=100*([.B22]-[.F22])/[.B22]" table:style-name="ce5">
            <text:p>99.96</text:p>
          </table:table-cell>
          <table:table-cell office:value-type="float" office:value="82.127245887624326" table:formula="of:=100*([.E22]-[.I22])/[.E22]" table:style-name="ce5">
            <text:p>82.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-Rana64_n10</text:p>
          </table:table-cell>
          <table:table-cell office:value-type="float" office:value="20.584153413772601" table:style-name="ce3">
            <text:p>20.5842</text:p>
          </table:table-cell>
          <table:table-cell office:value-type="float" office:value="23091" table:style-name="ce4">
            <text:p>23091</text:p>
          </table:table-cell>
          <table:table-cell office:value-type="float" office:value="2270" table:style-name="ce4">
            <text:p>2270</text:p>
          </table:table-cell>
          <table:table-cell office:value-type="float" office:value="16.4395248647679" table:style-name="ce3">
            <text:p>16.4395</text:p>
          </table:table-cell>
          <table:table-cell office:value-type="float" office:value="0.81349182128906306" table:style-name="ce3">
            <text:p>0.8135</text:p>
          </table:table-cell>
          <table:table-cell office:value-type="float" office:value="230" table:style-name="ce4">
            <text:p>230</text:p>
          </table:table-cell>
          <table:table-cell office:value-type="float" office:value="187" table:style-name="ce4">
            <text:p>187</text:p>
          </table:table-cell>
          <table:table-cell office:value-type="float" office:value="5.3386885147796104" table:style-name="ce3">
            <text:p>5.3387</text:p>
          </table:table-cell>
          <table:table-cell office:value-type="float" office:value="96.047970470601115" table:formula="of:=100*([.B23]-[.F23])/[.B23]" table:style-name="ce5">
            <text:p>96.05</text:p>
          </table:table-cell>
          <table:table-cell office:value-type="float" office:value="67.525287022004306" table:formula="of:=100*([.E23]-[.I23])/[.E23]" table:style-name="ce5">
            <text:p>67.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8-Rana64_n11</text:p>
          </table:table-cell>
          <table:table-cell office:value-type="float" office:value="473.18914794921898" table:style-name="ce3">
            <text:p>473.1891</text:p>
          </table:table-cell>
          <table:table-cell office:value-type="float" office:value="145542" table:style-name="ce4">
            <text:p>145542</text:p>
          </table:table-cell>
          <table:table-cell office:value-type="float" office:value="9195" table:style-name="ce4">
            <text:p>9195</text:p>
          </table:table-cell>
          <table:table-cell office:value-type="float" office:value="15.472887477179" table:style-name="ce3">
            <text:p>15.4729</text:p>
          </table:table-cell>
          <table:table-cell office:value-type="float" office:value="2.56758785247803" table:style-name="ce3">
            <text:p>2.5676</text:p>
          </table:table-cell>
          <table:table-cell office:value-type="float" office:value="8517" table:style-name="ce4">
            <text:p>8517</text:p>
          </table:table-cell>
          <table:table-cell office:value-type="float" office:value="780" table:style-name="ce4">
            <text:p>780</text:p>
          </table:table-cell>
          <table:table-cell office:value-type="float" office:value="4.8328068962379902" table:style-name="ce3">
            <text:p>4.8328</text:p>
          </table:table-cell>
          <table:table-cell office:value-type="float" office:value="99.457386572873475" table:formula="of:=100*([.B24]-[.F24])/[.B24]" table:style-name="ce5">
            <text:p>99.46</text:p>
          </table:table-cell>
          <table:table-cell office:value-type="float" office:value="68.765966253125612" table:formula="of:=100*([.E24]-[.I24])/[.E24]" table:style-name="ce5">
            <text:p>68.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-M82_n10</text:p>
          </table:table-cell>
          <table:table-cell office:value-type="float" office:value="18.9446697235107" table:style-name="ce3">
            <text:p>18.9447</text:p>
          </table:table-cell>
          <table:table-cell office:value-type="float" office:value="19351" table:style-name="ce4">
            <text:p>19351</text:p>
          </table:table-cell>
          <table:table-cell office:value-type="float" office:value="1811" table:style-name="ce4">
            <text:p>1811</text:p>
          </table:table-cell>
          <table:table-cell office:value-type="float" office:value="6.9580336551929403" table:style-name="ce3">
            <text:p>6.9580</text:p>
          </table:table-cell>
          <table:table-cell office:value-type="float" office:value="1.3441259860992401" table:style-name="ce3">
            <text:p>1.3441</text:p>
          </table:table-cell>
          <table:table-cell office:value-type="float" office:value="2013" table:style-name="ce4">
            <text:p>2013</text:p>
          </table:table-cell>
          <table:table-cell office:value-type="float" office:value="443" table:style-name="ce4">
            <text:p>443</text:p>
          </table:table-cell>
          <table:table-cell office:value-type="float" office:value="2.0525012913735501" table:style-name="ce3">
            <text:p>2.0525</text:p>
          </table:table-cell>
          <table:table-cell office:value-type="float" office:value="92.904991188993108" table:formula="of:=100*([.B25]-[.F25])/[.B25]" table:style-name="ce5">
            <text:p>92.90</text:p>
          </table:table-cell>
          <table:table-cell office:value-type="float" office:value="70.501705034988987" table:formula="of:=100*([.E25]-[.I25])/[.E25]" table:style-name="ce5">
            <text:p>70.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9-M82_n11</text:p>
          </table:table-cell>
          <table:table-cell office:value-type="float" office:value="3600.4890120029499" table:style-name="ce3">
            <text:p>3600.4890</text:p>
          </table:table-cell>
          <table:table-cell office:value-type="float" office:value="412249" table:style-name="ce4">
            <text:p>412249</text:p>
          </table:table-cell>
          <table:table-cell office:value-type="float" office:value="18486" table:style-name="ce4">
            <text:p>18486</text:p>
          </table:table-cell>
          <table:table-cell office:value-type="float" office:value="7.9022223648331096" table:style-name="ce3">
            <text:p>7.9022</text:p>
          </table:table-cell>
          <table:table-cell office:value-type="float" office:value="13.913510322570801" table:style-name="ce3">
            <text:p>13.9135</text:p>
          </table:table-cell>
          <table:table-cell office:value-type="float" office:value="35342" table:style-name="ce4">
            <text:p>35342</text:p>
          </table:table-cell>
          <table:table-cell office:value-type="float" office:value="3011" table:style-name="ce4">
            <text:p>3011</text:p>
          </table:table-cell>
          <table:table-cell office:value-type="float" office:value="2.4677681942229901" table:style-name="ce3">
            <text:p>2.4678</text:p>
          </table:table-cell>
          <table:table-cell office:value-type="float" office:value="99.613566094044813" table:formula="of:=100*([.B26]-[.F26])/[.B26]" table:style-name="ce5">
            <text:p>99.61</text:p>
          </table:table-cell>
          <table:table-cell office:value-type="float" office:value="68.771212953900374" table:formula="of:=100*([.E26]-[.I26])/[.E26]" table:style-name="ce5">
            <text:p>68.77</text:p>
          </table:table-cell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Rob .</dc:creator>
    <meta:creation-date>2025-01-28T14:10:23Z</meta:creation-date>
    <dc:date>2025-01-29T00:37:37Z</dc:date>
    <meta:editing-cycles>9</meta:editing-cycles>
    <meta:editing-duration>PT2503S</meta:editing-duration>
  </office:meta>
</office:document-meta>
</file>